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Arial" svg:font-family="Arial, Helvetica, sans-serif"/>
    <style:font-face style:name="Courier New" svg:font-family="'Courier New'"/>
    <style:font-face style:name="Georgia" svg:font-family="Georgia"/>
    <style:font-face style:name="OpenSymbol" svg:font-family="OpenSymbol"/>
    <style:font-face style:name="Times New Roman2" svg:font-family="'Times New Roman'"/>
    <style:font-face style:name="Wingdings" svg:font-family="Wingdings"/>
    <style:font-face style:name="Times New Roman1" svg:font-family="'Times New Roman'" style:font-family-generic="roman"/>
    <style:font-face style:name="Times New Roman" svg:font-family="'Times New Roman'" style:font-family-generic="roman"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4in" table:align="center" style:shadow="none"/>
    </style:style>
    <style:style style:name="Table2.A" style:family="table-column">
      <style:table-column-properties style:column-width="0.8in"/>
    </style:style>
    <style:style style:name="Table2.C" style:family="table-column">
      <style:table-column-properties style:column-width="2.4in"/>
    </style:style>
    <style:style style:name="Table2.A1" style:family="table-cell">
      <style:table-cell-properties fo:background-color="transparent" fo:padding="0.0382in" fo:border-left="0.0007in solid #000000" fo:border-right="none" fo:border-top="0.0007in solid #000000" fo:border-bottom="none">
        <style:background-image/>
      </style:table-cell-properties>
    </style:style>
    <style:style style:name="Table2.B1" style:family="table-cell">
      <style:table-cell-properties fo:padding="0.0382in" fo:border-left="0.0007in solid #000000" fo:border-right="none" fo:border-top="0.0007in solid #000000" fo:border-bottom="none"/>
    </style:style>
    <style:style style:name="Table2.C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2.A2" style:family="table-cell">
      <style:table-cell-properties fo:background-color="transparent" fo:padding="0.0382in" fo:border-left="0.0007in solid #000000" fo:border-right="none" fo:border-top="none" fo:border-bottom="none">
        <style:background-image/>
      </style:table-cell-properties>
    </style:style>
    <style:style style:name="Table2.B2" style:family="table-cell">
      <style:table-cell-properties fo:padding="0.0382in" fo:border-left="0.0007in solid #000000" fo:border-right="none" fo:border-top="none" fo:border-bottom="none"/>
    </style:style>
    <style:style style:name="Table2.C2" style:family="table-cell">
      <style:table-cell-properties fo:padding="0.0382in" fo:border-left="0.0007in solid #000000" fo:border-right="0.0007in solid #000000" fo:border-top="none" fo:border-bottom="none"/>
    </style:style>
    <style:style style:name="Table2.A1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12" style:family="table-cell">
      <style:table-cell-properties fo:padding="0.0382in" fo:border-left="0.0007in solid #000000" fo:border-right="none" fo:border-top="none" fo:border-bottom="0.0007in solid #000000"/>
    </style:style>
    <style:style style:name="Table2.C1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style>
    <style:style style:name="Table3.A" style:family="table-column">
      <style:table-column-properties style:column-width="1.3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style>
    <style:style style:name="Table4.A" style:family="table-column">
      <style:table-column-properties style:column-width="1.3in" style:rel-column-width="13107*"/>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fo:line-height="100%" fo:text-align="end" style:justify-single-word="false" fo:text-indent="0in" style:auto-text-indent="false"/>
    </style:style>
    <style:style style:name="P3" style:family="paragraph" style:parent-style-name="Standard">
      <style:paragraph-properties fo:margin-left="0in" fo:margin-right="0in" fo:margin-top="0in" fo:margin-bottom="0in" fo:line-height="200%" fo:text-align="start" style:justify-single-word="false" fo:text-indent="0in" style:auto-text-indent="false"/>
    </style:style>
    <style:style style:name="P4" style:family="paragraph" style:parent-style-name="Standard">
      <style:paragraph-properties fo:margin-left="0in" fo:margin-right="0in" fo:margin-top="0in" fo:margin-bottom="0in" fo:line-height="200%" fo:text-align="center" style:justify-single-word="false" fo:text-indent="0in" style:auto-text-indent="false"/>
    </style:style>
    <style:style style:name="P5" style:family="paragraph" style:parent-style-name="Standard">
      <style:paragraph-properties fo:margin-left="0in" fo:margin-right="0in" fo:margin-top="0in" fo:margin-bottom="0in" fo:line-height="200%" fo:text-align="end" style:justify-single-word="false" fo:text-indent="0in" style:auto-text-indent="false"/>
    </style:style>
    <style:style style:name="P6" style:family="paragraph" style:parent-style-name="Standard">
      <style:paragraph-properties fo:margin-left="0in" fo:margin-right="0in" fo:margin-top="0in" fo:margin-bottom="0in" fo:line-height="150%" fo:text-align="start" style:justify-single-word="false" fo:text-indent="0in" style:auto-text-indent="false"/>
    </style:style>
    <style:style style:name="P7"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style:font-name-asian="Times New Roman" style:font-name-complex="Times New Roman"/>
    </style:style>
    <style:style style:name="P8"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9" style:family="paragraph" style:parent-style-name="Standard">
      <style:paragraph-properties fo:margin-left="0in" fo:margin-right="0in" fo:margin-top="0in" fo:margin-bottom="0in" fo:line-height="100%" fo:text-align="end" style:justify-single-word="false" fo:text-indent="0in" style:auto-text-indent="false"/>
      <style:text-properties style:font-name="Times New Roman" fo:font-size="12pt" fo:language="en" fo:country="US" style:font-name-asian="Times New Roman" style:font-name-complex="Times New Roman"/>
    </style:style>
    <style:style style:name="P10" style:family="paragraph" style:parent-style-name="Standard">
      <style:paragraph-properties fo:margin-left="0in" fo:margin-right="0in" fo:margin-top="0in" fo:margin-bottom="0in" fo:line-height="1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11" style:family="paragraph" style:parent-style-name="Standard">
      <style:paragraph-properties fo:margin-left="0in" fo:margin-right="0in" fo:margin-top="0in" fo:margin-bottom="0in" fo:line-height="150%" fo:text-align="start" style:justify-single-word="false" fo:text-indent="0in" style:auto-text-indent="false"/>
      <style:text-properties style:font-name="Times New Roman" fo:font-size="12pt" fo:language="en" fo:country="US" style:font-name-asian="Times New Roman" style:font-name-complex="Times New Roman"/>
    </style:style>
    <style:style style:name="P12" style:family="paragraph" style:parent-style-name="Standard">
      <style:paragraph-properties fo:margin-left="0in" fo:margin-right="0in" fo:margin-top="0in" fo:margin-bottom="0in" fo:line-height="100%" fo:text-align="end" style:justify-single-word="false" fo:text-indent="0in" style:auto-text-indent="false"/>
      <style:text-properties style:font-name="Times New Roman" fo:font-size="12pt" fo:language="en" fo:country="US" style:text-underline-style="solid" style:text-underline-width="auto" style:text-underline-color="font-color" style:font-name-asian="Times New Roman" style:font-name-complex="Times New Roman"/>
    </style:style>
    <style:style style:name="P13"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bold" style:font-name-asian="Times New Roman" style:font-name-complex="Times New Roman"/>
    </style:style>
    <style:style style:name="P14"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15" style:family="paragraph" style:parent-style-name="Standard">
      <style:paragraph-properties fo:margin-left="0in" fo:margin-right="0in" fo:margin-top="0in" fo:margin-bottom="0in" fo:line-height="200%" fo:text-align="center" style:justify-single-word="false" fo:text-indent="0in" style:auto-text-indent="false"/>
      <style:text-properties style:font-name="Georgia" fo:font-size="12pt" fo:language="en" fo:country="US" style:font-name-asian="Georgia" style:font-name-complex="Georgia"/>
    </style:style>
    <style:style style:name="P16" style:family="paragraph" style:parent-style-name="Standard">
      <style:paragraph-properties fo:margin-left="0in" fo:margin-right="0in" fo:margin-top="0in" fo:margin-bottom="0in" fo:line-height="200%" fo:text-align="start" style:justify-single-word="false" fo:text-indent="0in" style:auto-text-indent="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17"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18"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name-complex="Times New Roman"/>
    </style:style>
    <style:style style:name="P19"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weight-asian="bold" style:font-name-complex="Times New Roman" style:font-weight-complex="bold"/>
    </style:style>
    <style:style style:name="P20" style:family="paragraph" style:parent-style-name="Standard">
      <style:paragraph-properties fo:margin-top="0in" fo:margin-bottom="0in" fo:line-height="200%" fo:text-align="start" style:justify-single-word="false"/>
    </style:style>
    <style:style style:name="P21" style:family="paragraph" style:parent-style-name="Standard">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22" style:family="paragraph" style:parent-style-name="Standard">
      <style:paragraph-properties fo:margin-top="0in" fo:margin-bottom="0in" fo:line-height="200%" fo:text-align="center"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style:font-name="Times New Roman" style:font-name-asian="Times New Roman" style:font-name-complex="Times New Roman"/>
    </style:style>
    <style:style style:name="P25" style:family="paragraph" style:parent-style-name="Table_20_Contents">
      <style:paragraph-properties fo:text-align="center" style:justify-single-word="false"/>
      <style:text-properties style:font-name="Times New Roman" style:font-name-asian="Times New Roman" style:font-name-complex="Times New Roman"/>
    </style:style>
    <style:style style:name="P26" style:family="paragraph" style:parent-style-name="Standard">
      <style:paragraph-properties fo:margin-left="0in" fo:margin-right="0in" fo:margin-top="0in" fo:margin-bottom="0in" fo:line-height="150%" fo:text-align="start" style:justify-single-word="false" fo:text-indent="0in" style:auto-text-indent="false"/>
      <style:text-properties style:font-name="Times New Roman" fo:font-size="12pt" fo:language="en" fo:country="US" style:font-name-asian="Times New Roman" style:font-name-complex="Times New Roman"/>
    </style:style>
    <style:style style:name="P27"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28" style:family="paragraph" style:parent-style-name="Standard" style:list-style-name="L12">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29"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style:font-name-asian="Times New Roman" style:font-name-complex="Times New Roman"/>
    </style:style>
    <style:style style:name="P30"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31"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32"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bold" style:font-name-asian="Times New Roman" style:font-name-complex="Times New Roman"/>
    </style:style>
    <style:style style:name="P33"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bold" style:font-name-asian="Times New Roman" style:font-name-complex="Times New Roman"/>
    </style:style>
    <style:style style:name="P34"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bold" style:font-name-asian="Times New Roman" style:font-weight-asian="bold" style:font-name-complex="Times New Roman" style:font-weight-complex="bold"/>
    </style:style>
    <style:style style:name="P35"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bold" style:font-name-asian="Times New Roman" style:font-weight-asian="bold" style:font-name-complex="Times New Roman" style:font-weight-complex="bold"/>
    </style:style>
    <style:style style:name="P36" style:family="paragraph" style:parent-style-name="Standard">
      <style:paragraph-properties fo:margin-left="0in" fo:margin-right="0in" fo:margin-top="0in" fo:margin-bottom="0in" fo:line-height="200%" fo:text-align="start" style:justify-single-word="false" fo:text-indent="0in" style:auto-text-indent="false"/>
    </style:style>
    <style:style style:name="P37" style:family="paragraph" style:parent-style-name="Standard">
      <style:paragraph-properties fo:margin-left="0in" fo:margin-right="0in" fo:margin-top="0in" fo:margin-bottom="0in" fo:line-height="150%" fo:text-align="start" style:justify-single-word="false" fo:text-indent="0in" style:auto-text-indent="false"/>
    </style:style>
    <style:style style:name="P38"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name-complex="Times New Roman"/>
    </style:style>
    <style:style style:name="P39"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weight-asian="bold" style:font-name-complex="Times New Roman" style:font-weight-complex="bold"/>
    </style:style>
    <style:style style:name="P40" style:family="paragraph" style:parent-style-name="Standard">
      <style:paragraph-properties fo:margin-top="0in" fo:margin-bottom="0in" fo:line-height="200%" fo:text-align="start" style:justify-single-word="false"/>
    </style:style>
    <style:style style:name="P41" style:family="paragraph" style:parent-style-name="Standard" style:list-style-name="L1">
      <style:paragraph-properties fo:margin-top="0in" fo:margin-bottom="0in" fo:line-height="200%" fo:text-align="start" style:justify-single-word="false"/>
    </style:style>
    <style:style style:name="P42" style:family="paragraph" style:parent-style-name="Standard" style:list-style-name="L4">
      <style:paragraph-properties fo:margin-top="0in" fo:margin-bottom="0in" fo:line-height="200%" fo:text-align="start" style:justify-single-word="false"/>
    </style:style>
    <style:style style:name="P43" style:family="paragraph" style:parent-style-name="Standard" style:list-style-name="L5">
      <style:paragraph-properties fo:margin-top="0in" fo:margin-bottom="0in" fo:line-height="200%" fo:text-align="start" style:justify-single-word="false"/>
    </style:style>
    <style:style style:name="P44" style:family="paragraph" style:parent-style-name="Standard" style:list-style-name="L9">
      <style:paragraph-properties fo:margin-top="0in" fo:margin-bottom="0in" fo:line-height="200%" fo:text-align="start" style:justify-single-word="false"/>
    </style:style>
    <style:style style:name="P45" style:family="paragraph" style:parent-style-name="Standard" style:list-style-name="L11">
      <style:paragraph-properties fo:margin-top="0in" fo:margin-bottom="0in" fo:line-height="200%" fo:text-align="start" style:justify-single-word="false"/>
    </style:style>
    <style:style style:name="P46" style:family="paragraph" style:parent-style-name="Standard" style:list-style-name="L13">
      <style:paragraph-properties fo:margin-top="0in" fo:margin-bottom="0in" fo:line-height="200%" fo:text-align="start" style:justify-single-word="false"/>
    </style:style>
    <style:style style:name="P47" style:family="paragraph" style:parent-style-name="Standard">
      <style:paragraph-properties fo:margin-top="0in" fo:margin-bottom="0in" fo:line-height="200%" fo:text-align="center" style:justify-single-word="false"/>
    </style:style>
    <style:style style:name="P48" style:family="paragraph" style:parent-style-name="Standard" style:list-style-name="L1">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49" style:family="paragraph" style:parent-style-name="Standard" style:list-style-name="L2">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50" style:family="paragraph" style:parent-style-name="Standard">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51" style:family="paragraph" style:parent-style-name="Standard" style:list-style-name="L3">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52" style:family="paragraph" style:parent-style-name="Standard" style:list-style-name="L5">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T1" style:family="text">
      <style:text-properties style:font-name="Times New Roman"/>
    </style:style>
    <style:style style:name="T2" style:family="text">
      <style:text-properties style:font-name="Times New Roman" fo:font-size="12pt" fo:language="en" fo:country="US" style:font-name-asian="Times New Roman" style:font-name-complex="Times New Roman"/>
    </style:style>
    <style:style style:name="T3" style:family="text">
      <style:text-properties style:font-name="Times New Roman" fo:font-size="12pt" fo:language="en" fo:country="US" fo:font-style="normal" fo:font-weight="normal" style:font-name-asian="Times New Roman" style:font-style-asian="normal" style:font-weight-asian="normal" style:font-name-complex="Times New Roman" style:font-style-complex="normal" style:font-weight-complex="normal"/>
    </style:style>
    <style:style style:name="T4" style:family="text">
      <style:text-properties style:font-name="Times New Roman" fo:font-size="12pt" fo:language="en" fo:country="US" fo:font-style="italic" fo:font-weight="normal" style:font-name-asian="Times New Roman" style:font-style-asian="italic" style:font-weight-asian="normal" style:font-name-complex="Times New Roman" style:font-style-complex="italic" style:font-weight-complex="normal"/>
    </style:style>
    <style:style style:name="T5" style:family="text">
      <style:text-properties style:font-name="Times New Roman" fo:font-size="12pt" fo:language="en" fo:country="US" fo:font-style="italic" style:font-name-asian="Times New Roman" style:font-style-asian="italic" style:font-name-complex="Times New Roman" style:font-style-complex="italic"/>
    </style:style>
    <style:style style:name="T6" style:family="text">
      <style:text-properties style:font-name="Georgia" fo:font-size="12pt" fo:language="en" fo:country="US" style:font-name-asian="Georgia" style:font-name-complex="Georgia"/>
    </style:style>
    <style:style style:name="T7" style:family="text">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T8" style:family="text">
      <style:text-properties fo:font-variant="normal" fo:text-transform="none" style:use-window-font-color="true" style:font-name="Times New Roman" fo:font-size="11pt" fo:letter-spacing="normal" fo:language="en" fo:country="US" fo:font-style="normal" fo:font-weight="normal" style:font-name-asian="Times New Roman" style:font-name-complex="Times New Roman"/>
    </style:style>
    <style:style style:name="T9" style:family="text">
      <style:text-properties fo:font-weight="normal" style:font-weight-asian="normal" style:font-weight-complex="normal"/>
    </style:style>
    <style:style style:name="T10" style:family="text">
      <style:text-properties style:use-window-font-color="true" style:font-name="Times New Roman" fo:font-size="12pt" fo:language="en" fo:country="US"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ize="12pt"/>
    </style:style>
    <style:style style:name="T13" style:family="text">
      <style:text-properties fo:language="en" fo:country="US"/>
    </style:style>
    <style:style style:name="T14" style:family="text">
      <style:text-properties style:font-name-asian="Times New Roman"/>
    </style:style>
    <style:style style:name="T15" style:family="text">
      <style:text-properties style:font-name-complex="Times New Roman"/>
    </style:style>
    <style:style style:name="T16" style:family="text">
      <style:text-properties fo:font-style="normal" style:font-style-asian="normal" style:font-style-complex="normal"/>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7">SEMI-SUPERVISED SUBJECTIVITY CLASSIFICATION AND</text:p>
      <text:p text:style-name="P7">JARGON HEAVY CORPORA</text:p>
      <text:p text:style-name="P5"/>
      <text:p text:style-name="P5"/>
      <text:p text:style-name="P5"/>
      <text:p text:style-name="P5"/>
      <text:p text:style-name="P5"/>
      <text:p text:style-name="P5"/>
      <text:p text:style-name="P5"/>
      <text:p text:style-name="P5"/>
      <text:p text:style-name="P5"/>
      <text:p text:style-name="P5"/>
      <text:p text:style-name="P12"><text:s text:c="67"/></text:p>
      <text:p text:style-name="P9">Committee Signature 1</text:p>
      <text:p text:style-name="P2"/>
      <text:p text:style-name="P2"/>
      <text:p text:style-name="P2"/>
      <text:p text:style-name="P12"><text:s text:c="67"/></text:p>
      <text:p text:style-name="P9">Committee Signature 2</text:p>
      <text:p text:style-name="P2"/>
      <text:p text:style-name="P2"/>
      <text:p text:style-name="P2"/>
      <text:p text:style-name="P12"><text:s text:c="67"/></text:p>
      <text:p text:style-name="P9">Committee Signature 3</text:p>
      <text:p text:style-name="P17"/>
      <text:p text:style-name="P3"/>
      <text:p text:style-name="P3"/>
      <text:p text:style-name="P3"/>
      <text:p text:style-name="P3"/>
      <text:p text:style-name="P3"/>
      <text:p text:style-name="P3"/>
      <text:p text:style-name="P3"/>
      <text:p text:style-name="P4"><text:span text:style-name="T2">Copyright </text:span><text:span text:style-name="T6">© 2010</text:span></text:p>
      <text:p text:style-name="P15">Jason Michael Switzer</text:p>
      <text:p text:style-name="P15">All Rights Reserved</text:p>
      <text:p text:style-name="P17"/>
      <text:p text:style-name="P3"/>
      <text:p text:style-name="P7">SEMI-SUPERVISED SUBJECTIVITY CLASSIFICATION AND</text:p>
      <text:p text:style-name="P7">JARGON HEAVY CORPORA</text:p>
      <text:p text:style-name="P4"/>
      <text:p text:style-name="P7">by</text:p>
      <text:p text:style-name="P4"/>
      <text:p text:style-name="P7">JASON MICHAEL SWITZER, B.S.</text:p>
      <text:p text:style-name="P4"/>
      <text:p text:style-name="P7">THESIS</text:p>
      <text:p text:style-name="P7">Presented to the Faculty of</text:p>
      <text:p text:style-name="P7">The University of Texas at Dallas</text:p>
      <text:p text:style-name="P7">in Partial Fulfillment</text:p>
      <text:p text:style-name="P7">of the Requirements</text:p>
      <text:p text:style-name="P7">for the Degree of</text:p>
      <text:p text:style-name="P4"/>
      <text:p text:style-name="P7">MASTER OF SCIENCE IN COMPUTER SCIENCE</text:p>
      <text:p text:style-name="P4"/>
      <text:p text:style-name="P7">THE UNIVERSITY OF TEXAS AT DALLAS</text:p>
      <text:p text:style-name="P7">November 2010</text:p>
      <text:p text:style-name="P17"/>
      <text:p text:style-name="P3"/>
      <text:p text:style-name="P3"/>
      <text:p text:style-name="P7">ACKNOWLEDGEMENTS</text:p>
      <text:p text:style-name="P4"/>
      <text:p text:style-name="P8"><text:tab/>I would like to thank everyone who has helped me in my journey. I would like to thank God for giving me the ability, passion, and opportunity to achieve. I would like to thank all of my instructors, professors and classmates who have pushed, taught, and assisted me when it was needed most. I would like to thank my family who has believed in me over the years. Lastly, I would like to thank my wife for having patience, understanding, love, and encouragement these many years. Without her, I would have been lost.</text:p>
      <text:p text:style-name="P8"/>
      <text:p text:style-name="P8">November 2010</text:p>
      <text:p text:style-name="P17"/>
      <text:p text:style-name="P3"/>
      <text:p text:style-name="P4"><text:span text:style-name="T2">SEMI-SUPERVISED SUBJECTIVITY CLASSIFICATION AND JARGON HEAVY CORPORA</text:span><text:line-break/><text:span text:style-name="T2">Jason Michael Switzer</text:span></text:p>
      <text:p text:style-name="P7">The University of Texas at Dallas, 2010</text:p>
      <text:p text:style-name="P4"/>
      <text:p text:style-name="P8">Supervising Professor: Dr. Latifur Khan</text:p>
      <text:p text:style-name="P3"/>
      <text:p text:style-name="P10">Semantic analysis of a corpus consisting mostly of domain specific words and phrases introduces problems not addressed by most corpuses. Modern semantic analysis relies heavily on data from the web, such as blogs, or heavily edited sources, such as the New York Times. These corpuses lack words and phrases that are specific to a certain domain or topic. This paper will present techniques that can be used to train a semantic model towards a corpus consisting of domain specific language. Specifically, this paper will address the subjectivity identification of words and phrases and their presence within the Aviation Safety Reporting System (ASRS) corpus, which draws heavily on phrases and jargon used by pilots. We will do this by creating a pipelined architecture of semi-supervised estimators based on manually labeled clustered datasets, such as thesauruses. Then, this paper will show that even a small set of manually labeled data can greatly improve the performance of all subsequent estimators. This paper will show that each node in the hypothesis pipeline can be boosted to further improve performance. Lastly, this paper will discuss the findings within the ASRS corpus and how such findings can improve semantic analysis. Specifically, we will show whether the words and shaping factors found in the ASRS corpus from the best performing trained lexicon are good candidates for future classification algorithms. </text:p>
      <text:p text:style-name="P17"/>
      <text:p text:style-name="P3"/>
      <text:p text:style-name="P7">TABLE OF CONTENTS</text:p>
      <text:p text:style-name="P3"/>
      <text:p text:style-name="P11">Acknowledgements</text:p>
      <text:p text:style-name="P11">Abstract</text:p>
      <text:p text:style-name="P11">List of Figures</text:p>
      <text:p text:style-name="P11">List of Tables</text:p>
      <text:p text:style-name="P6"><text:span text:style-name="T2">Chapter 1.</text:span><text:tab/><text:span text:style-name="T2">Introduction</text:span></text:p>
      <text:p text:style-name="P6"><text:tab/><text:span text:style-name="T2">1.1</text:span><text:tab/><text:span text:style-name="T2">Our Approach</text:span></text:p>
      <text:p text:style-name="P6"><text:tab/><text:span text:style-name="T2">1.2</text:span><text:tab/><text:span text:style-name="T2">Experimental Context</text:span></text:p>
      <text:p text:style-name="P6"><text:tab/><text:span text:style-name="T2">1.3</text:span><text:tab/><text:span text:style-name="T2">Contributions</text:span></text:p>
      <text:p text:style-name="P6"><text:tab/><text:span text:style-name="T2">1.4</text:span><text:tab/><text:span text:style-name="T2">Thesis Outline</text:span></text:p>
      <text:p text:style-name="P6"><text:span text:style-name="T2">Chapter 2.</text:span><text:tab/><text:span text:style-name="T2">Related Work</text:span></text:p>
      <text:p text:style-name="P6"><text:span text:style-name="T2">Chapter 3.</text:span><text:tab/><text:span text:style-name="T2">Background</text:span></text:p>
      <text:p text:style-name="P6"><text:tab/>3<text:span text:style-name="T2">.1</text:span><text:tab/><text:span text:style-name="T2">AdaBoost</text:span></text:p>
      <text:p text:style-name="P11"><text:tab/>3.2<text:tab/>Information Gain</text:p>
      <text:p text:style-name="P6"><text:span text:style-name="T2">Chapter 4.</text:span><text:tab/><text:span text:style-name="T2">Manually Annotated Lexicons</text:span></text:p>
      <text:p text:style-name="P6"><text:tab/>4<text:span text:style-name="T2">.1</text:span><text:tab/><text:span text:style-name="T2">General Inquirer</text:span></text:p>
      <text:p text:style-name="P6"><text:tab/>4<text:span text:style-name="T2">.2</text:span><text:tab/><text:span text:style-name="T2">Dictionary Based Methods</text:span></text:p>
      <text:p text:style-name="P6"><text:tab/>4<text:span text:style-name="T2">.3</text:span><text:tab/><text:span text:style-name="T2">Thesaurus Based Methods</text:span></text:p>
      <text:p text:style-name="P6"><text:tab/>4<text:span text:style-name="T2">.4</text:span><text:tab/><text:span text:style-name="T2">MPQA</text:span></text:p>
      <text:p text:style-name="P6"><text:tab/>4<text:span text:style-name="T2">.5</text:span><text:tab/><text:span text:style-name="T2">WordNet</text:span></text:p>
      <text:p text:style-name="P6"><text:span text:style-name="T2">Chapter 5.</text:span><text:tab/><text:span text:style-name="T2">Pipelined Subjectivity Classification</text:span></text:p>
      <text:p text:style-name="P6"><text:tab/><text:span text:style-name="T2">5.1</text:span><text:tab/><text:span text:style-name="T2">Overview</text:span></text:p>
      <text:p text:style-name="P6"><text:tab/><text:span text:style-name="T2">5.2</text:span><text:tab/><text:span text:style-name="T2">Supervised Learning Algorithms</text:span></text:p>
      <text:p text:style-name="P6"><text:tab/><text:tab/><text:span text:style-name="T2">5.2.1</text:span><text:tab/><text:span text:style-name="T2">ASL - Affix Seed Lexicon</text:span></text:p>
      <text:p text:style-name="P6"><text:tab/><text:tab/><text:span text:style-name="T2">5.2.2</text:span><text:tab/><text:span text:style-name="T2">MASL - Moby Affix Seed Lexicon</text:span></text:p>
      <text:p text:style-name="P6"><text:tab/><text:tab/><text:span text:style-name="T2">5.2.3</text:span><text:tab/><text:span text:style-name="T2">MPQA</text:span></text:p>
      <text:p text:style-name="P6"><text:tab/><text:span text:style-name="T2">5.3</text:span><text:tab/><text:span text:style-name="T2">Semi-Supervised Learning Algorithms</text:span></text:p>
      <text:p text:style-name="P6"><text:tab/><text:tab/><text:span text:style-name="T2">5.3.1</text:span><text:tab/><text:span text:style-name="T2">MSL - Moby Seed Lexicon</text:span></text:p>
      <text:p text:style-name="P6"><text:soft-page-break/><text:tab/><text:tab/><text:span text:style-name="T2">5.3.2</text:span><text:tab/><text:span text:style-name="T2">WordNet</text:span></text:p>
      <text:p text:style-name="P6"><text:tab/><text:span text:style-name="T2">5.4</text:span><text:tab/><text:span text:style-name="T2">Boosting</text:span></text:p>
      <text:p text:style-name="P6"><text:tab/><text:tab/><text:span text:style-name="T2">5.4.1</text:span><text:tab/><text:span text:style-name="T2">Overview</text:span></text:p>
      <text:p text:style-name="P6"><text:tab/><text:tab/><text:span text:style-name="T2">5.4.2</text:span><text:tab/><text:span text:style-name="T2">Reweighting</text:span></text:p>
      <text:p text:style-name="P11"><text:tab/><text:tab/>5.4.3<text:tab/>InvBoost – AdaBoost Alternative</text:p>
      <text:p text:style-name="P6"><text:tab/><text:tab/><text:span text:style-name="T2">5.4.4</text:span><text:tab/><text:span text:style-name="T2">Iterations</text:span></text:p>
      <text:p text:style-name="P6"><text:tab/><text:span text:style-name="T2">5.5</text:span><text:tab/><text:span text:style-name="T2">Complications</text:span></text:p>
      <text:p text:style-name="P6"><text:tab/><text:span text:style-name="T2">5.6</text:span><text:tab/><text:span text:style-name="T2">Scoring</text:span></text:p>
      <text:p text:style-name="P6"><text:tab/><text:span text:style-name="T2">5.7</text:span><text:tab/><text:span text:style-name="T2">Manually Annotation Lexicon Generation</text:span></text:p>
      <text:p text:style-name="P6"><text:span text:style-name="T2">Chapter 6.</text:span><text:tab/><text:span text:style-name="T2">Results and Discussion</text:span></text:p>
      <text:p text:style-name="P11"><text:tab/>6.1<text:tab/>PCMA – Pipeline Classification Manual Annotations</text:p>
      <text:p text:style-name="P6"><text:tab/><text:span text:style-name="T2">6.2</text:span><text:tab/><text:span text:style-name="T2">Non-Boosting Techniques</text:span></text:p>
      <text:p text:style-name="P6"><text:tab/><text:span text:style-name="T2">6.3</text:span><text:tab/><text:span text:style-name="T2">Boosting Techniques</text:span></text:p>
      <text:p text:style-name="P6"><text:span text:style-name="T2">Chapter 7.</text:span><text:tab/><text:span text:style-name="T2">Domain Specific Languages</text:span></text:p>
      <text:p text:style-name="P6"><text:tab/><text:span text:style-name="T2">7.1</text:span><text:tab/><text:span text:style-name="T2">Issues with the ASRS Corpus</text:span></text:p>
      <text:p text:style-name="P6"><text:tab/><text:span text:style-name="T2">7.2</text:span><text:tab/><text:span text:style-name="T2">Approach</text:span></text:p>
      <text:p text:style-name="P6"><text:tab/><text:span text:style-name="T2">7.3</text:span><text:tab/><text:span text:style-name="T2">Experiments and Results</text:span></text:p>
      <text:p text:style-name="P6"><text:span text:style-name="T2">Chapter 8.</text:span><text:tab/><text:span text:style-name="T2">Future Work</text:span></text:p>
      <text:p text:style-name="P6"><text:tab/><text:span text:style-name="T2">8.1</text:span><text:tab/><text:span text:style-name="T2">ASRS – Aviation Safety Reporting System</text:span></text:p>
      <text:p text:style-name="P6"><text:tab/><text:span text:style-name="T2">8.2</text:span><text:tab/><text:span text:style-name="T2">Alternative Data Sources</text:span></text:p>
      <text:p text:style-name="P6"><text:span text:style-name="T2"><text:tab/>8.3<text:tab/>Alternative Subjectivity Lexicon Learners</text:span></text:p>
      <text:p text:style-name="P11">Bibliography</text:p>
      <text:p text:style-name="P11">Appendices</text:p>
      <text:p text:style-name="P11"><text:tab/>A<text:tab/>Affix Seed Subjectivity Pairing Patterns</text:p>
      <text:p text:style-name="P11"><text:tab/>B<text:tab/>Implementation Repositoy Structure</text:p>
      <text:p text:style-name="P11"><text:tab/>C<text:tab/>Strip Words</text:p>
      <text:p text:style-name="P11">Vita</text:p>
      <text:p text:style-name="P19">LIST OF FIGURES</text:p>
      <text:p text:style-name="P14"/>
      <text:p text:style-name="P14">Figure 1:</text:p>
      <text:p text:style-name="P19">LIST OF TABLES</text:p>
      <text:p text:style-name="P14"/>
      <text:p text:style-name="P14">Table 1:</text:p>
      <text:p text:style-name="P18">CHAPTER 1</text:p>
      <text:p text:style-name="P13">INTRODUCTION</text:p>
      <text:p text:style-name="P3"/>
      <text:p text:style-name="P8"><text:tab/>There is a vast amount of subjective information available on the Internet and within data set created by a number of organizations. Since English is a rapidly expanding language, automatic discovery of subjective terms is highly desirable. This thesis presents a novel approach of combining several semi-supervised learning algorithms to train a large and accurate lexicon. A small general purpose lexicon based solely on manually classified examples is insufficient when applied to corpus that uses a domain specific languages.</text:p>
      <text:p text:style-name="P8"><text:tab/>Subjectivity classification is determined by a number of Subjectivity Lexicon Learners (SLL). Each SLL operates independently of every other SLL and may be either semi-supervised or fully supervised. Each SLL will classify and discover instances differently. For example the Moby Seed Lexicon will use the manually labelled synonym sets (or synonym clusters), whereas the WordNet algorithm will explore WordNet synsets to discover and label instances. All semi-supervised learning algorithms take advantage of the unified lexicon format and classify the existing and new instances based on the SLL who's output is fed as the new input. This pipeline concept can be visualized as a Bayesian network of SLL algorithms, though this thesis will not show this to be mathematically sound.</text:p>
      <text:p text:style-name="P8"><text:tab/>Each of the Subjectivity Lexicon Learners will take a datasource and a prior lexicon as input and will assign subjectivity scores to each word. Some of the SLL algorithms will also discover new words in an unsupervised fashion based on the prior lexicon before which will be used to assign labels. Moby Seed Lexicon is an example of a human created thesaurus-based SLL. The WordNet SLL will operate in a similar manner to the Moby Seed Lexicon but will employ a different tactic to word discovery. In order to improve accuracy of the current SLL and <text:soft-page-break/>future SLL algorithms in a pipeline execution, both Moby Seed Lexicon and WordNet SLL algorithms can be boosted a number of times once the labels have been applied.</text:p>
      <text:p text:style-name="P3"/>
      <text:p text:style-name="P3"><text:span text:style-name="T2">1.1</text:span><text:tab/><text:span text:style-name="T2">The Approach</text:span></text:p>
      <text:p text:style-name="P3"/>
      <text:p text:style-name="P3"><text:tab/>The first task required to analyze the Aviation Safety Reporting System corpus is to build a large and highly accurate lexicon of words and phrases with polarity scores assigned. To accomplish this, a framework was created to allow an arbitrary number of SLL algorithms to make assessments and pass their hypothesis to subsequent algorithms. A simple and common SLL communication protocol is to pass hypotheses between pipeline execution. This protocol is simple enough to allow future tools to extend upon and utilize the knowledge within.</text:p>
      <text:p text:style-name="P3"><text:tab/>Each of the SLL algorithms will operate on one or more data sources and will build upon the lexicon of prior SLL algorithms. For that reason, differences of opinions between SLL algorithms may result in the removal or complete reversal of a polarity score. For example, the Moby Seed Lexicon algorithm may assign a word a positive score of 1 and pass this to the WordNet algorithm. At that point the WordNet algorithm may discover enough negative associations to reassign the word's score to -1, changing the polarity from positive to negative.</text:p>
      <text:p text:style-name="P3"><text:tab/>Once a lexicon has been built, the largest and highest performing lexicon will be chosen from the large number of experiments performed for this thesis. This lexicon, referred to as the Pipeline Classification Definitive Lexicon, or PCDL, will be used to determine if the shaping factor categories from FIXME [FIXME] can be used as features to train other classifiers. To determine this, the entropy and information gain will be calculated for each word in the PCDL. The words with the highest information gain will indicate FIXME.</text:p>
      <text:p text:style-name="P3"/>
      <text:p text:style-name="P3"><text:soft-page-break/><text:span text:style-name="T2">1.2</text:span><text:tab/><text:span text:style-name="T2">Experimental Context</text:span></text:p>
      <text:p text:style-name="P3"/>
      <text:p text:style-name="P3"><text:tab/><text:span text:style-name="T2">The related research has shown that thesaurus based classification can achieve a higher level of accuracy when compared to the authoritative General Inquirer lexicon. This learning algorithm is mixed with a variety of other semi-supervised learners and shows certain combinations have favorable results.</text:span></text:p>
      <text:p text:style-name="P3"><text:tab/><text:span text:style-name="T2">To test the semi-supervised learners, each possible combination is run to build a distinct lexicon file. Since the portions of the training data to the individual Subjectivity Lexicon Learners (SLL) is remains constant, each SLL can be trained independently. Each SLL is then retrained and Boosted to create a similar set of SLL output files. The lexicon file for a single combination is then compared to the General Inquirer and our manually created lexicon for accuracy. The result is 37 lexicons are created six times: once without boosting, once with AdaBoost applied for 3 iterations, once with AdaBoost applied for 10 iterations, once with InvBoost applied for 3 iterations, and once with InvBoost applied for 10 iterations. There are a total of 222 lexicons created and checked for accuracy against two reference lexicons.</text:span></text:p>
      <text:p text:style-name="P3"/>
      <text:p text:style-name="P3"><text:span text:style-name="T2">1.3</text:span><text:tab/><text:span text:style-name="T2">Contributions</text:span></text:p>
      <text:p text:style-name="P3"/>
      <text:p text:style-name="P3"><text:tab/><text:span text:style-name="T2">This thesis explores a variety semi-supervised learning algorithms for subjectivity classification. The main contribution lies with the pipelined combinations of the semi-supervised learning algorithms and the utility of the best performing lexicon against the domain specific terminology of the Aviation Safety Reporting System (ASRS) corpus. Another main contribution is the application of AdaBoost and a modified AdaBoost, known as InvBoost, as a stage of post processing to improve the performance of the individual SLL algorithms.</text:span></text:p>
      <text:p text:style-name="P3"><text:soft-page-break/></text:p>
      <text:p text:style-name="P3"><text:span text:style-name="T2">1.4</text:span><text:tab/><text:span text:style-name="T2">Thesis Outline</text:span></text:p>
      <text:p text:style-name="P3"/>
      <text:p text:style-name="P3"><text:tab/><text:span text:style-name="T2">The rest of the thesis is organized in the following manner. Chapter 2 outlines the prior work that this thesis is based upon, emphasizing the overtly marked lexicon from dictionary and thesaurus data sources. Chapter 3 discusses the variety of training data used by the various semi-supervised learners. Chapter 4 explores boosting algorithms and how their application to the SLL algorithms. Chapter 5 introduces the full set of SLL algorithms and their strengths and weaknesses. Chapter 6 interprets the results from from the SLL combination experiments. Chapter 7 covers an overview of the ASRS corpus and the difficulties of semantic analysis. Chapter 8 explores the application of the subjectivity lexicons within the domain of the ASRS corpus.</text:span></text:p>
      <text:p text:style-name="P18">CHAPTER 2</text:p>
      <text:p text:style-name="P13">RELATED WORK</text:p>
      <text:p text:style-name="P3"/>
      <text:p text:style-name="P3"/>
      <text:p text:style-name="P18">CHAPTER 3</text:p>
      <text:p text:style-name="P13">BACKGROUND</text:p>
      <text:p text:style-name="P3"/>
      <text:p text:style-name="P3"><text:span text:style-name="T2">3.1</text:span><text:tab/><text:span text:style-name="T2">AdaBoost</text:span></text:p>
      <text:p text:style-name="P3"/>
      <text:p text:style-name="P8">FIXME</text:p>
      <text:p text:style-name="P3"/>
      <text:p text:style-name="P3"><text:span text:style-name="T2">3.2</text:span><text:tab/><text:span text:style-name="T2">Information Gain</text:span></text:p>
      <text:p text:style-name="P3"/>
      <text:p text:style-name="P14"><text:tab/>Information gain becomes a vital role in this project once we have trained a large polarity lexicon that is shown to be accurate against the baseline lexicon.In order to understand why this is a valuable statistical property to report, a brief background in entropy and information gain is necessary.</text:p>
      <text:p text:style-name="P14"><text:tab/>The primary purpose of this statistical property, <text:span text:style-name="T11">information gain</text:span>, is to measure how well a feature or attribute divides the training and testing data points during classification. In order to understand information gain, we must first explore another statistical property called <text:span text:style-name="T11">entropy</text:span>. Entropy is defined as a measure of impurity of a given set of data points.</text:p>
      <text:p text:style-name="P14"><text:tab/>The classical definition of entropy is the minimum number of bits needed to encode a message. This definition is taken from information theory but has utility in many machine learning algorithms, such as the ID3 decision tree training algorithm. As understool by other machine learning algorithms, such as ID3, entropy indicates whether all samples from the collection of data points are classified the same.</text:p>
      <text:p text:style-name="P14"><text:tab/>Given a collection of data points, <text:span text:style-name="T11">S</text:span>, and a binary classification system, we will define a entropy to be represented mathematically as follows:</text:p>
      <text:p text:style-name="P31"><text:soft-page-break/><draw:frame draw:style-name="fr1" draw:name="Object2" text:anchor-type="as-char" svg:width="2.7744in" svg:height="0.2083in" draw:z-index="0"><draw:object xlink:href="./Object 2" xlink:type="simple" xlink:show="embed" xlink:actuate="onLoad"/><draw:image xlink:href="./ObjectReplacements/Object 2" xlink:type="simple" xlink:show="embed" xlink:actuate="onLoad"/></draw:frame></text:p>
      <text:p text:style-name="P14">where <draw:frame draw:style-name="fr1" draw:name="Object3" text:anchor-type="as-char" svg:width="0.2535in" svg:height="0.2083in" draw:z-index="1"><draw:object xlink:href="./Object 3" xlink:type="simple" xlink:show="embed" xlink:actuate="onLoad"/><draw:image xlink:href="./ObjectReplacements/Object 3" xlink:type="simple" xlink:show="embed" xlink:actuate="onLoad"/></draw:frame>is the probability of positive data points in S and <draw:frame draw:style-name="fr1" draw:name="Object4" text:anchor-type="as-char" svg:width="0.228in" svg:height="0.2083in" draw:z-index="2"><draw:object xlink:href="./Object 4" xlink:type="simple" xlink:show="embed" xlink:actuate="onLoad"/><draw:image xlink:href="./ObjectReplacements/Object 4" xlink:type="simple" xlink:show="embed" xlink:actuate="onLoad"/></draw:frame>is the probability of negative data points in S. For example, if there are 10 data points in <text:span text:style-name="T11">S</text:span>, 4 positive, and 6 negative, then <draw:frame draw:style-name="fr1" draw:name="Object5" text:anchor-type="as-char" svg:width="0.2535in" svg:height="0.2083in" draw:z-index="3"><draw:object xlink:href="./Object 5" xlink:type="simple" xlink:show="embed" xlink:actuate="onLoad"/><draw:image xlink:href="./ObjectReplacements/Object 5" xlink:type="simple" xlink:show="embed" xlink:actuate="onLoad"/></draw:frame>will be 0.4 and <draw:frame draw:style-name="fr1" draw:name="Object6" text:anchor-type="as-char" svg:width="0.228in" svg:height="0.2083in" draw:z-index="4"><draw:object xlink:href="./Object 6" xlink:type="simple" xlink:show="embed" xlink:actuate="onLoad"/><draw:image xlink:href="./ObjectReplacements/Object 6" xlink:type="simple" xlink:show="embed" xlink:actuate="onLoad"/></draw:frame>will be 0.6. The resulting entropy will be</text:p>
      <text:p text:style-name="P31">FIXME</text:p>
      <text:p text:style-name="P14"><text:tab/>An entropy that approaches 1 indicates there is an even dissparity, or impurity, amongst the data points in <text:span text:style-name="T11">S</text:span>. As the data set becomes homogenous, the entropy will approach 0. It is generally excepted that <draw:frame draw:style-name="fr1" draw:name="Object7" text:anchor-type="as-char" svg:width="0.7898in" svg:height="0.2083in" draw:z-index="5"><draw:object xlink:href="./Object 7" xlink:type="simple" xlink:show="embed" xlink:actuate="onLoad"/><draw:image xlink:href="./ObjectReplacements/Object 7" xlink:type="simple" xlink:show="embed" xlink:actuate="onLoad"/></draw:frame>. To demonstrate this further, Figure X shows the entropy values that vary with the portion of positive <draw:frame draw:style-name="fr1" draw:name="Object8" text:anchor-type="as-char" svg:width="0.2535in" svg:height="0.2083in" draw:z-index="6"><draw:object xlink:href="./Object 8" xlink:type="simple" xlink:show="embed" xlink:actuate="onLoad"/><draw:image xlink:href="./ObjectReplacements/Object 8" xlink:type="simple" xlink:show="embed" xlink:actuate="onLoad"/></draw:frame> data points in <text:span text:style-name="T11">S</text:span>.</text:p>
      <text:p text:style-name="P31">FIXME</text:p>
      <text:p text:style-name="P31">Fig. X: FIXME</text:p>
      <text:p text:style-name="P14"><text:tab/>Entropy is not limited to binary classification tasks. With a minor change to Equation (X), entropy can be calculated for an arbitrary number of classification labels. From (X), we derive:</text:p>
      <text:p text:style-name="P31">FIXME</text:p>
      <text:p text:style-name="P14">where <text:span text:style-name="T11">c</text:span><text:span text:style-name="T16"> is the number of classification labels applied to the data set </text:span><text:span text:style-name="T11">S</text:span><text:span text:style-name="T16"> and </text:span><text:span text:style-name="T16"><draw:frame draw:style-name="fr1" draw:name="Object9" text:anchor-type="as-char" svg:width="0.222in" svg:height="0.2083in" draw:z-index="7"><draw:object xlink:href="./Object 9" xlink:type="simple" xlink:show="embed" xlink:actuate="onLoad"/><draw:image xlink:href="./ObjectReplacements/Object 9" xlink:type="simple" xlink:show="embed" xlink:actuate="onLoad"/></draw:frame></text:span><text:span text:style-name="T16">represents the probability of label </text:span><text:span text:style-name="T11">i</text:span><text:span text:style-name="T16"> within data set </text:span><text:span text:style-name="T11">S</text:span><text:span text:style-name="T16">.</text:span></text:p>
      <text:p text:style-name="P14"><text:span text:style-name="T16"><text:tab/>Now that entropy has been defined, we can proceed to define information gain as it relates to entropy. Information gain is a statistical property that measures expected change in the entropy of S, with respect to a feature </text:span><text:span text:style-name="T11">f</text:span><text:span text:style-name="T16">. That is, when the entropy of </text:span><text:span text:style-name="T11">S</text:span><text:span text:style-name="T16"> is reduced after partitioning on </text:span><text:span text:style-name="T11">f</text:span><text:span text:style-name="T16">, then partitioning around </text:span><text:span text:style-name="T11">f</text:span><text:span text:style-name="T16"> has improved the task of classification. We will define information gain as a function:</text:span></text:p>
      <text:p text:style-name="P31"><text:span text:style-name="T16"><draw:frame draw:style-name="fr1" draw:name="Object10" text:anchor-type="as-char" svg:width="3.7346in" svg:height="0.4417in" draw:z-index="8"><draw:object xlink:href="./Object 10" xlink:type="simple" xlink:show="embed" xlink:actuate="onLoad"/><draw:image xlink:href="./ObjectReplacements/Object 10" xlink:type="simple" xlink:show="embed" xlink:actuate="onLoad"/></draw:frame></text:span></text:p>
      <text:p text:style-name="P20"><text:soft-page-break/><text:span text:style-name="T3">where </text:span><text:span text:style-name="T3"><draw:frame draw:style-name="fr1" draw:name="Object11" text:anchor-type="as-char" svg:width="0.7945in" svg:height="0.1917in" draw:z-index="9"><draw:object xlink:href="./Object 11" xlink:type="simple" xlink:show="embed" xlink:actuate="onLoad"/><draw:image xlink:href="./ObjectReplacements/Object 11" xlink:type="simple" xlink:show="embed" xlink:actuate="onLoad"/></draw:frame></text:span><text:span text:style-name="T3">is the set of all possible feature values for </text:span><text:span text:style-name="T4">f</text:span><text:span text:style-name="T3"> and </text:span><text:span text:style-name="T3"><draw:frame draw:style-name="fr1" draw:name="Object12" text:anchor-type="as-char" svg:width="0.2327in" svg:height="0.2083in" draw:z-index="10"><draw:object xlink:href="./Object 12" xlink:type="simple" xlink:show="embed" xlink:actuate="onLoad"/><draw:image xlink:href="./ObjectReplacements/Object 12" xlink:type="simple" xlink:show="embed" xlink:actuate="onLoad"/></draw:frame></text:span><text:span text:style-name="T3">is the set of data points in </text:span><text:span text:style-name="T4">S</text:span><text:span text:style-name="T3"> with the feature </text:span><text:span text:style-name="T4">f</text:span><text:span text:style-name="T3">. This can be described as the entropy of </text:span><text:span text:style-name="T4">S</text:span><text:span text:style-name="T3"> minus the sum of entropies of </text:span><text:span text:style-name="T4">S</text:span><text:span text:style-name="T3"> for each value of </text:span><text:span text:style-name="T4">f</text:span><text:span text:style-name="T3">. This represents the mount of information gained by partitioning the data set S around feature f. In terms of classical information theory, this represents the number of unnecessary bits when encoding an arbitrary data point in </text:span><text:span text:style-name="T4">S</text:span><text:span text:style-name="T3"> provided the information about </text:span><text:span text:style-name="T4">f</text:span><text:span text:style-name="T3">.</text:span></text:p>
      <text:p text:style-name="P20"><text:span text:style-name="T3"><text:tab/>As information gain approaches 1 when partitioning about a feature f, the better the feature f is when used for classification. For this reason, information gain makes the ideal statistical property when constructing decision trees. The feature f at every given node in the tree with the highest information gain is the best feature to split the remaining data set.</text:span></text:p>
      <text:p text:style-name="P20"><text:span text:style-name="T3"><text:tab/>Let's consider an example computation of information gain about a data set. For this example, Table X shows the number of instances in data set </text:span><text:span text:style-name="T4">S</text:span><text:span text:style-name="T3"> with the feature </text:span><text:span text:style-name="T4">BodyTemp</text:span><text:span text:style-name="T3"> <text:s/>with the values defined as </text:span><text:span text:style-name="T3"><draw:frame draw:style-name="fr1" draw:name="Object13" text:anchor-type="as-char" svg:width="3.0866in" svg:height="0.1917in" draw:z-index="11"><draw:object xlink:href="./Object 13" xlink:type="simple" xlink:show="embed" xlink:actuate="onLoad"/><draw:image xlink:href="./ObjectReplacements/Object 13" xlink:type="simple" xlink:show="embed" xlink:actuate="onLoad"/></draw:frame></text:span><text:span text:style-name="T3">.</text:span></text:p>
      <text:p text:style-name="P47"><text:span text:style-name="T3">Table X</text:span></text:p>
      <table:table table:name="Table1" table:style-name="Table1">
        <table:table-column table:style-name="Table1.A" table:number-columns-repeated="3"/>
        <table:table-row>
          <table:table-cell table:style-name="Table1.A1" office:value-type="string">
            <text:p text:style-name="P23"/>
          </table:table-cell>
          <table:table-cell table:style-name="Table1.A1" office:value-type="string">
            <text:p text:style-name="P23">HighFever</text:p>
          </table:table-cell>
          <table:table-cell table:style-name="Table1.C1" office:value-type="string">
            <text:p text:style-name="P23">Nornal</text:p>
          </table:table-cell>
        </table:table-row>
        <table:table-row>
          <table:table-cell table:style-name="Table1.A2" office:value-type="string">
            <text:p text:style-name="P23">Positive</text:p>
          </table:table-cell>
          <table:table-cell table:style-name="Table1.B2" office:value-type="float" office:value="6">
            <text:p text:style-name="P23">6</text:p>
          </table:table-cell>
          <table:table-cell table:style-name="Table1.C2" office:value-type="float" office:value="3">
            <text:p text:style-name="P23">3</text:p>
          </table:table-cell>
        </table:table-row>
        <table:table-row>
          <table:table-cell table:style-name="Table1.A2" office:value-type="string">
            <text:p text:style-name="P23">Negative</text:p>
          </table:table-cell>
          <table:table-cell table:style-name="Table1.B2" office:value-type="float" office:value="2">
            <text:p text:style-name="P23">2</text:p>
          </table:table-cell>
          <table:table-cell table:style-name="Table1.C2" office:value-type="float" office:value="3">
            <text:p text:style-name="P23">3</text:p>
          </table:table-cell>
        </table:table-row>
      </table:table>
      <text:p text:style-name="P47"><text:span text:style-name="T3"/></text:p>
      <text:p text:style-name="P20"><text:span text:style-name="T3"><text:tab/>From this table we can directly compute the entropies as follows:</text:span></text:p>
      <text:p text:style-name="P47"><text:span text:style-name="T3">Entropy(S) = FIXME</text:span></text:p>
      <text:p text:style-name="P47"><text:span text:style-name="T3">Entropy(S, HighFever) = FIXME</text:span></text:p>
      <text:p text:style-name="P47"><text:span text:style-name="T3">Entropy(S, Normal) = FIXME</text:span></text:p>
      <text:p text:style-name="P20"><text:span text:style-name="T3"><text:tab/>From these entropies, we can also directly calculate the Information Gain about each of the features in </text:span><text:span text:style-name="T4">F</text:span><text:span text:style-name="T3">:</text:span></text:p>
      <text:p text:style-name="P47"><text:span text:style-name="T3">Gain(S, BodyTemp) = FIXME</text:span></text:p>
      <text:p text:style-name="P20"><text:soft-page-break/><text:span text:style-name="T3"><text:tab/>Information gain will be useful when interpreting the value of the trained lexicon in Chapter 6 and 7. Computing information gain over the set of words for each shaping factor will determine whether the trained lexicon is capable of classifying an arbitrary unlabeled report with the respective shaping factor.</text:span></text:p>
      <text:p text:style-name="P18">CHAPTER 4</text:p>
      <text:p text:style-name="P13">DATA SOURCES</text:p>
      <text:p text:style-name="P4"/>
      <text:p text:style-name="P8"><text:tab/>Many of the techniques and algorithms used by the pipelined subjectivity classification system depend on specialized data sources. Every one of the data sources use for this project are manually annotated or categorized words from the English language. There is no requirement that this always be the case.</text:p>
      <text:p text:style-name="P8"><text:tab/>Some of the data sources are have overtly labeled polarities. That is, the data source directly indicates if the word is used primarily in positive context or negative context. The General Inquirer and MPQA lexicons specify a polarity label which can be used to immediately score the phrase. The implementation of these data sources will be to provide “seed” data to the other covertly labeled data sources.</text:p>
      <text:p text:style-name="P8"><text:tab/>Some of the data sources only provide associations between words, phrases, or groups of words and phrases. This is the primary function of the WordNet database and the implication of the data within a thesaurus [FIXME]. For these data sources, a seeding data source is required to be used to label polarity. For example, to classify the root word in a single entry in a thesaurus, at least one of the synonyms must have a seeded label. Seeded labels need not be provided via a seeding data source, as other assocation-based data sources can provide useful labels. This idea will be explored further in Chapter FIXME.</text:p>
      <text:p text:style-name="P3"/>
      <text:p text:style-name="P3"><text:span text:style-name="T2">4.1</text:span><text:tab/><text:span text:style-name="T2">General Inquirer</text:span></text:p>
      <text:p text:style-name="P3"/>
      <text:p text:style-name="P3"><text:tab/><text:span text:style-name="T2">The General Inquirer, or GI, lexicon is considered the gold standard for manually labeled subjectivity lexicons. The GI has been inexistence for many years dating to the early 1990's </text:span><text:soft-page-break/><text:span text:style-name="T2">where it was only available to large IBM mainframes. Over time, the lexicon and toolset has evolved, from TrueBasic to Java support [FIXME]. Modern desktop computers are capable of processing speeds unheard of when GI was originally developed, even evolving to an Internet centric usage model. Currently, the GI lexicon is available over the Internet for free [FIXME].</text:span></text:p>
      <text:p text:style-name="P3"><text:tab/><text:span text:style-name="T2">The GI, lexicon is a mapping tool that maps a number of dictionary categories to a set of words. Currently, GI combines the Harvard IV-4 and Lasswell dictionary content-analysis categories and a few categories based on the work of (Semin and Fiedler). In total there are approximately 182 categories with the negative category being the largest. Since we are only concerned with the subjectivity of words, the only categories used by this thesis are the positive and negative categories.</text:span></text:p>
      <text:p text:style-name="P3"><text:tab/><text:span text:style-name="T2">The GI corpus that is available on the WebUse website [FIXME] is divided into the individual categories, often referred as the tags. Each file contains all of the words that have a specific tag applied. For example, the Pos tag, which are words with positive connotations, will be represented by a file, TAGPos.html, containing all of the words in the GI lexicon with the Pos tag applied. There may be other similar tags, such as Pstv, applied to words within the Pos tagged words, and vice versa. Figure X demonstrates a sample of the Pos tagged data.</text:span></text:p>
      <text:p text:style-name="P7">FIXME</text:p>
      <text:p text:style-name="P7">Fig. X: FIXME</text:p>
      <text:p text:style-name="P8">The start of each line is the capitalized form of the word followed by the tags and any available Parts of Speech (POS) labels. Currently, there are 1914 Pos tagged words and 2293 Neg tagged words.</text:p>
      <text:p text:style-name="P3"/>
      <text:p text:style-name="P3"><text:span text:style-name="T2">4.2</text:span><text:tab/><text:span text:style-name="T2">Dictionary Based Methods</text:span></text:p>
      <text:p text:style-name="P3"/>
      <text:p text:style-name="P3"><text:soft-page-break/><text:tab/><text:span text:style-name="T2">Another training data source that provides valuable information is a common dictionary. Often, words in the English language follow a pattern with regards to subjectivity. Such patterns can be exploited to build a seeding lexicon with accurate results when compared to the GI lexicon.</text:span><text:line-break/><text:tab/><text:span text:style-name="T2">Since building a highly accurate and automatic lexicon discovery is the primary goal, dictionary-based techniques are highly desirable. They require no supervision, and only a minimal set of rules to reliably build a lexicon. Furthermore, this technique can be applied to any dictionary training data.</text:span><text:line-break/><text:tab/><text:span text:style-name="T2">A common approach, as implemented for this thesis, is to rely on affix patterns. That is, there is one or more words that can be paird with certain words to create a Affix Seed Subjectivity Pairing (ASSP). Each pair correlates to a positive and negative set of antonymous words.</text:span><text:line-break/><text:tab/><text:span text:style-name="T2">To identify each set, a ASSP word pattern is specified such that one of the words in the pairs is considered unmarked with the affix pattern, while the other word is overtly marked with an affix. The marked words are considered negative while the unmarked words are considered positive. An example ASSP would be honest / dishonest or imaginative / unimaginative. In those cases, the affix of "dis" and "un" mark the negative words in the ASSP. For the purposes of this thesis, the 11 affix patterns listed by Table X will be targeted.</text:span></text:p>
      <text:p text:style-name="P7">Table X. FIXME</text:p>
      <text:p text:style-name="P7">FIXME</text:p>
      <text:p text:style-name="P3"><text:tab/><text:span text:style-name="T2">This technique is effective when used against any number of data sources. ASL has been proven successful when applied to the Macquaire Thesaurus (Mohammad, Dunne, and Dorr). However, due to the inaccessibility of this thesaus, this thesis uses the distinct words from the Moby Thesaurus [FIXME]. There is no restriction of application as this algorithm can be applied </text:span><text:soft-page-break/><text:span text:style-name="T2">to any arbitrary dictionary, though the accuracy is heavily depedent on the training data. In Section 5.2.2, we will show that when applied against a much larger word list, such as a common Unix word list or the Moby Word Lists (SINGLE and COMPOUND), the effectiveness of the technique is dramatically reduced. The implementation of this technique for this thesis uses configurable affix patterns and training data sets; the only necessary component is a list of words or phrases separated by a newline.</text:span><text:line-break/><text:tab/><text:span text:style-name="T2">This technique is referred to as the Affix Seed Lexicon (ASL). This pattern has proven to be accurate when used as a seeding algorithm to other lexicon generating algorithms. We will show that this technique will generate a small but accurate lexicon that can be used as a seeding algorithm or effectively alone.</text:span></text:p>
      <text:p text:style-name="P3"/>
      <text:p text:style-name="P3"><text:span text:style-name="T2">4.3</text:span><text:tab/><text:span text:style-name="T2">Thesaurus Based Methods</text:span></text:p>
      <text:p text:style-name="P3"/>
      <text:p text:style-name="P3"><text:tab/><text:span text:style-name="T2">While dictionaries be provide a source of training data for automatic subjectivity, a thesaurus can provide similar benefits. In fact, a thesaurus can be considered a manually annotated semantic clutstering of dictionary words. From a root word, a thesuarus will label words that are similar.</text:span><text:line-break/><text:tab/><text:span text:style-name="T2">This manually annotated cluster makes a good source of training data for semantic orientation classification. If the root word is positive, most of the words associated to it should be considered positive as they are synonyms.</text:span><text:line-break/><text:tab/><text:span text:style-name="T2">One such technique, referred to Macquarie Semantic Orientation Lexicon (Mohammad, Dunne, and Dorr), or MSOL, has been shown to be effective against other subjectivity learning algorithms. Specifically, it was shown to be effective when compared to the SentiWordNet and Turney-Littman lexicons.</text:span><text:line-break/><text:soft-page-break/><text:tab/><text:span text:style-name="T2">It has been shown that thesaurus based techniques are effective, automatic, and require easy to find data sources. FIXME</text:span></text:p>
      <text:p text:style-name="P3"/>
      <text:p text:style-name="P3"><text:span text:style-name="T2">4.4</text:span><text:tab/><text:span text:style-name="T2">MPQA</text:span></text:p>
      <text:p text:style-name="P8"/>
      <text:p text:style-name="P8"><text:tab/>The Multi-perspective Question Answering Subjectivity Lexicon, or MPQA, is the largest manually annotated data source. The MPQA lexicon is actually created from a variety of data sources, brought together to create a large collection of manual annotations. The multiple sources of data are compiled in the following order:</text:p>
      <text:list xml:id="list1863838123" text:style-name="L1">
        <text:list-item>
          <text:p text:style-name="P41"><text:span text:style-name="T2">List of subjectivity clues from</text:span><text:span text:style-name="T10"> </text:span><text:span text:style-name="T7">(Riloff and Wiebe, 2003)</text:span></text:p>
        </text:list-item>
        <text:list-item>
          <text:p text:style-name="P48">Collection of words from a dictionary and thesaurus</text:p>
        </text:list-item>
        <text:list-item>
          <text:p text:style-name="P48">Selection of words from the GI lexicon</text:p>
        </text:list-item>
      </text:list>
      <text:p text:style-name="P21"><text:tab/>Ultimately, this technique resembles many of the methods proposed by this thesis. However, the difference between the work done by (Wilson, Wiebe, Hoffman, 2005) to create the MPQA lexicon is done manually by human annotators, whereas this thesis proposes a semi-supervised learning techniques.</text:p>
      <text:p text:style-name="P21"><text:tab/>The utility of this data source comes from its high level of accuracy with the GI lexicon. In most cases, the polarity scores were directly copied from GI, though only a portion of the GI lexicon is used. Also, the MPQA lexicon is amongst the largest manually annotated data sources available, with about 8,000 total labeled words or phrases. Due to the high accuracy and large size, the MPQA data source is valuable and widely used for phrase level polarity classification and evaluation.</text:p>
      <text:p text:style-name="P21"><text:tab/>Each entry in the MPQA data set is comprised of the following fields:</text:p>
      <text:list xml:id="list179426269" text:style-name="L2">
        <text:list-item>
          <text:p text:style-name="P49">type – subjectivity clue</text:p>
        </text:list-item>
        <text:list-item>
          <text:p text:style-name="P49"><text:soft-page-break/>length – number of words in the phrase</text:p>
        </text:list-item>
        <text:list-item>
          <text:p text:style-name="P49">word – word, stemmed word, or phrase</text:p>
        </text:list-item>
        <text:list-item>
          <text:p text:style-name="P49">POS – part of speech for the word</text:p>
        </text:list-item>
        <text:list-item>
          <text:p text:style-name="P49">stemmed – whether the word has been stemmed</text:p>
        </text:list-item>
        <text:list-item>
          <text:p text:style-name="P49">polarity – the non-contextual polarity clue</text:p>
        </text:list-item>
      </text:list>
      <text:p text:style-name="P21"><text:tab/>For this thesis, we are primarily concerned with the word and polarity fields. The current data set has only single worded phrases, length will always be 1. Each word may appear multiple times with a varying set of parameters. For example, the word “aberration” appears twice:</text:p>
      <text:p text:style-name="P22">FIXME</text:p>
      <text:p text:style-name="P22">Fig. X. FIXME</text:p>
      <text:p text:style-name="P21"><text:tab/>Notice that the first entry has a POS tag set to “adj” (adjective) and the second entry POS set to “noun”. Each of those entries may also have a different value for the polarity clue, however the case for “aberration” has the same polarity label assigned. When multiple labels are assigned, the most common label is chosen. If there is no majority label, then the phrase is considered neutral and ignored.</text:p>
      <text:p text:style-name="P3"/>
      <text:p text:style-name="P3"><text:span text:style-name="T2">4.5</text:span><text:tab/><text:span text:style-name="T2">WordNet</text:span></text:p>
      <text:p text:style-name="P3"/>
      <text:p text:style-name="P8"><text:tab/>WordNet is a lexical database of semantic associations. WordNet is generally considered an authoritive tool for manually annotations regarding the English language. WordNet is capable of expressing relationships between words, ontological information, even example usages and definitions. More importantly for this research, WordNet organizes the words in its database, of which there are currently 155,287 words, into sets of synonyms (or synsets), of which there are <text:soft-page-break/>117,659. In total, there are 206,941 word-sense pairings [FIXME]. Due to the sheer size and maturity of the WordNet database, it makes a good training data source.</text:p>
      <text:p text:style-name="P8"><text:tab/>When querying the WordNet database, a number of matches will be returned for the avaiable sense keys and instance number. For simplicity, we will refer to the word/sense key/instance number pairng in the following format: “word#sense#instance”. For example, the word and sense key pair “running” and “noun” will return 5 instances: “running#noun#1” through “running#noun#5”. Each instance may refer to a different meaning, context, or definition/example (also referred to as “gloss”). Table X is a list of the glosses for the 5 aforementioned instances of “running#noun”.</text:p>
      <text:p text:style-name="P7">Table X. FIXME</text:p>
      <text:p text:style-name="P7">FIXME</text:p>
      <text:p text:style-name="P8"><text:tab/>Each word contained in the WordNet database can be queried and sense key pairs returned in similar fashion. The notable thing about WordNet is that most words have a sense key applied called “syns”, which is a set of words that belong in the same synset as the queried word. For example, “running#noun#1” has the following words marked in its synset: “run#noun#5”, “running#noun#1”, “running_play#noun#1”, “running_game#noun#1”. There are many sense keys available in the WordNet database. Table X below shows a list of the supported sense keys from the WordNet::QueryData Perl module. For the purposes of this project, we are only interested in the “syns” sense key for nouns and verbs and “also” for adjectives.</text:p>
      <text:p text:style-name="P7">Table X. FIXME</text:p>
      <text:p text:style-name="P7">FIXME</text:p>
      <text:p text:style-name="P18">CHAPTER 5</text:p>
      <text:p text:style-name="P13">PIPELINE SUBJECTIVITY CLASSIFICATION SYSTEM</text:p>
      <text:p text:style-name="P3"/>
      <text:p text:style-name="P8">FIXME</text:p>
      <text:p text:style-name="P3"/>
      <text:p text:style-name="P3"><text:span text:style-name="T2">5.1</text:span><text:tab/><text:span text:style-name="T2">Overview</text:span></text:p>
      <text:p text:style-name="P3"/>
      <text:p text:style-name="P8"><text:tab/>The implementation of the Pipeline Subjectivity Classification system consists of resuable modules and a set of command-line tools tuned for flexibility. Each phase of pipeline processing is designed to take as input a lexicon of words and phrases, polarity scores, and accuracy weights. The output of each phase can be subsequently used as input to another pipeline phase. Each pipeline phase is represented by one of the SSL algorithms. </text:p>
      <text:p text:style-name="P7">FIXME</text:p>
      <text:p text:style-name="P7">Fig. X: FIXME</text:p>
      <text:p text:style-name="P8"><text:tab/>As shown in Figure X, the pipeline classification system can be visualized as a Bayes Net. Each algorithm used in a pipeline execution represents a node. The starting nodes are represented by solid colored nodes and the edges are directed. The set of experiments performed for this project can be determined by starting at each starting node, the overt classifiers MPQA and ASL, and performing an acylcic traversal of the graph. The result is 21 possible pipeline execution paths, 1 isolated execution for the GI data source, and an additional 12 pipeline executions to increase the WordNet depth search from 2 to 3, for a total of 37 execution paths.</text:p>
      <text:p text:style-name="P8"><text:tab/>The lexicon files act as a communication mechanism between the various pipeline phases. Each file consists of a number of comma separated entries. Each entry consists of the following fields: word, polarity score, and accuracy weight. For example, "anger, -10, <text:soft-page-break/>0.00234323" would be a line from a lexicon file. This can be interpreted as the word or phrase "anger" with the polarity score of -10, has been assessed to have an accuracy weight of 0.00234323. A polarity score of a negative number implies the word has mostly negative connotation, while a positive number implies the opposite. </text:p>
      <text:p text:style-name="P8"><text:tab/>The accuracy weight is used by the boosting algorithms and does not represent a real accuracy metric. That is, the accuracy of 0.00234323 does not mean that the word "anger" is accurate 0.2% of the time. As discussed in Sections 3.1 and 5.4.3, the initial weight of the word "anger" is adjusted as part of the boosting phase of the pipeline. Also, as discussed in Section 4.5.1, weights of currently known words are adjusted evenly as new words are discovered during a pipeline classification phase. The prototype implementation requires boosting to be applied after every phase in the pipeline, if boosting is applied at all. There is no requirement of the pipeline phases to utilize the accuracy weight, though MSL and WordNet both use the weights to determine polarity scores based on the word clusters.</text:p>
      <text:p text:style-name="P3"/>
      <text:p text:style-name="P3"><text:span text:style-name="T2">5.2</text:span><text:tab/><text:span text:style-name="T2">Supervised Learning Algorithms</text:span></text:p>
      <text:p text:style-name="P3"/>
      <text:p text:style-name="P3"><text:tab/>The only fully supervised learning algorithm considered for this project is the MPQA learning algorithm. As GI has already been discussed as the testing data source, it will not be discussed further.</text:p>
      <text:p text:style-name="P3"/>
      <text:p text:style-name="P3"><text:span text:style-name="T2">5.2.1</text:span><text:tab/><text:span text:style-name="T2">MPQA</text:span></text:p>
      <text:p text:style-name="P3"/>
      <text:p text:style-name="P8"><text:tab/>As discussed in Section 4.4, the MPQA data is overly labeled as being either positive or negative. This is the only information that is relavant to this algorithm is the <text:span text:style-name="T11">priorpolarity</text:span> field <text:soft-page-break/>for each <text:span text:style-name="T11">word</text:span> in the data file. All of the words in the data source are single words (<text:span text:style-name="T11">word1</text:span>) and the strength of the subjectivity (<text:span text:style-name="T11">type</text:span>) is of no concern. Even if a word is <text:span text:style-name="T11">stemmed</text:span>, as long as it has a <text:span text:style-name="T11">priorpolarity</text:span>, the word is useful in seeding future SLL algorithms with valuable information.</text:p>
      <text:p text:style-name="P8"><text:tab/>Each entry from the data source will be parsed and the word identified by the <text:span text:style-name="T11">word</text:span> field will have a score set based on the <text:span text:style-name="T11">priorpolarity</text:span> field. The score for the <text:span text:style-name="T11">word</text:span> is increased by 1 when the value for the <text:span text:style-name="T11">priorpolarity</text:span> field is set to “positive”, and decreased by 1 when <text:span text:style-name="T11">priorpolarity</text:span> is set to “negative”. This technique is a means of taking the consensus for words with different parts of speech and stemmed variations listed. In the current data source, there are 1255 words with multiple entries. There are also 571 words marked with a <text:span text:style-name="T11">priorpolarity</text:span> of “neutral”; those words will be ignored as only “positive” or “negative” have a polarity that is of value to this project.</text:p>
      <text:p text:style-name="P3"/>
      <text:p text:style-name="P3"><text:span text:style-name="T2">5.3</text:span><text:tab/><text:span text:style-name="T2">Semi-Supervised Learning Algorithms</text:span></text:p>
      <text:p text:style-name="P3"/>
      <text:p text:style-name="P8"><text:tab/>Every algorithm aside from the MPQA data source labels the training data in a semi-supervised learning manner. That is, though words can be discovered in an automatic fashion, labels cannot be applied without prior information, such as labels or labeling mechanism. For example ASL needs the ASSP patterns and MSL needs prior scores to determine how to label each phrase thesaurus cluster.</text:p>
      <text:p text:style-name="P8"><text:tab/>Many machine learning problems have vast amounts of unlabeled data and minimal, if any, manually labeled training data sources. This is often the case because obtaining labeled data is infeasible and expensive. This is where semi-supervised learning techniques provide practical value. The algorithms discussed below need only a small set of prior labeled training instances to <text:soft-page-break/>generate a large collection of labeled training data. In certain cases, the trained models from the labeled data sources can be more accurate than fully unsupervised learning techniques, though the resulting trained model may not be as comprehensive as a trained model from a fully unsupervised learning technique.</text:p>
      <text:p text:style-name="P8"/>
      <text:p text:style-name="P3"><text:span text:style-name="T2">5.3.1</text:span><text:tab/><text:span text:style-name="T2">ASL - Affix Seed Lexicon</text:span></text:p>
      <text:p text:style-name="P3"/>
      <text:p text:style-name="P8"><text:tab/>The dictionary based method implemented for this thesis is the Affix Seed Lexicon, or ASL. This technique, based on the work of (Mohammad, Dorr, Dunne), will look through a dictionary and find ASSP words that match the 11 affix patterns listed in Section 4.2.</text:p>
      <text:p text:style-name="P8"><text:tab/>This algorithm is considered a semi-supervised training method because while the words can be marked either positive or negative, they require the marked and unmarked patterns to label the data. Without the ASSP patterns, the ASL algorithm cannot determine which words to to mark as subjective and whether such words should have a positive or negative subjectivity in most contexts. The ASSP patterns are determined by a human annotator to be widely accepted to generate phrase pairing that indicate positive and negative words in most cases.</text:p>
      <text:p text:style-name="P8"><text:tab/>The primary lexicon building tool, seed.pl, will accept a file that contains the affix pattern pairs as regular expressions. The first word listed is the positive unmarked word, which should be placed entirely in a capture, and the second word is the marked negative word referencing the captured unmarked positive word. For example, to capture the “X, disX” ASSP, we will use the regualr expression “^(.+)$,dis$1”. This expression reads in two parts:</text:p>
      <text:list xml:id="list345636531" text:style-name="L3">
        <text:list-item>
          <text:p text:style-name="P51">positive unmarked word: capture any character from start to finish</text:p>
        </text:list-item>
        <text:list-item>
          <text:p text:style-name="P51">negative marked word: “dis” followed by the unmarked positive word.</text:p>
        </text:list-item>
      </text:list>
      <text:p text:style-name="P50"><text:soft-page-break/><text:tab/>Any number of these patterns can be used as long as they follow the rule that the unmarked positive word is referenced in the marked negative word and is a evaluative regular expression. Appendix A lists the current set of ASSP regular expressions to match the ASSP.</text:p>
      <text:p text:style-name="P20"><text:span text:style-name="T2"><text:tab/>Since any word may be an unmarked positive word that pairs with a marked negative word, the runtime for this algorithm is</text:span><text:span text:style-name="T2"><draw:frame draw:style-name="fr2" draw:name="Object1" text:anchor-type="as-char" svg:width="0.7209in" svg:height="0.2154in" draw:z-index="12"><draw:object xlink:href="./Object 1" xlink:type="simple" xlink:show="embed" xlink:actuate="onLoad"/><draw:image xlink:href="./ObjectReplacements/Object 1" xlink:type="simple" xlink:show="embed" xlink:actuate="onLoad"/><svg:desc>formula</svg:desc></draw:frame></text:span><text:span text:style-name="T2">, where m is the number of affix patterns. That is, every word must be compared to every other word, because it may be an unmarked word, which must be done for every affix pattern.</text:span></text:p>
      <text:p text:style-name="P50"><text:tab/>The data source chosen to train this SLL algorithm are the unique words taken from the Moby Thesaurus. However, any word list file can be used as a data source, as demonstrated by the Moby Affix Seed Lexicon. The Moby Thesaurus has 103,305 unique words and phrases.</text:p>
      <text:p text:style-name="P3"/>
      <text:p text:style-name="P3"><text:span text:style-name="T2">5.3.2</text:span><text:tab/><text:span text:style-name="T2">MASL - Moby Affix Seed Lexicon</text:span></text:p>
      <text:p text:style-name="P3"/>
      <text:p text:style-name="P8"><text:tab/>A slight variation on the ASL algorithm is the Moby Affix Seed Lexicon. The purpose of this variation is to demonstrate the sensitivity of the input data source. This experiment uses the single word and compound phrases as identified in the Moby Word List files. These word lists are much larger in size and initially appeared to be a more valuable data source. The single word list file contains 354,983 unique words and the compound phrases file contains 256,772 unique phrases, resulting in a data source of 611,755 unique words and phrases. This data source is nearly 6 times larger than the unique words list taken from the Moby Thesaurus.</text:p>
      <text:p text:style-name="P8"><text:tab/>The ASL algorithm is not modified in any way and reused as is with a different data source. As demonstrated in Section FIXME, we will see that the result of using the Moby word list files lowers the accuracy compared to the GI lexicon. In Section FIXME, we will discuss <text:soft-page-break/>these results compared to the ASL algorithm. Due to the low performing nature of this algorithm, we will not use this SLL in further experiments.</text:p>
      <text:p text:style-name="P3"/>
      <text:p text:style-name="P3"><text:span text:style-name="T2">5.3.3</text:span><text:tab/><text:span text:style-name="T2">MSL - Moby Seed Lexicon</text:span></text:p>
      <text:p text:style-name="P3"/>
      <text:p text:style-name="P8">FIXME</text:p>
      <text:p text:style-name="P3"/>
      <text:p text:style-name="P3"><text:span text:style-name="T2">5.3.4</text:span><text:tab/><text:span text:style-name="T2">WordNet</text:span></text:p>
      <text:p text:style-name="P3">can then be treated as 'missing data'. Techniques that handle missing data, such as Gibbs sampling or the EM algorithm, can then be used to estimate the parameters of the model.</text:p>
      <text:p text:style-name="P8">FIXME</text:p>
      <text:p text:style-name="P3"/>
      <text:p text:style-name="P3"><text:span text:style-name="T2">5.4</text:span><text:tab/><text:span text:style-name="T2">Boosting</text:span></text:p>
      <text:p text:style-name="P3"/>
      <text:p text:style-name="P8"><text:tab/>Early in experimentation, many of the pipeline execution combinations were found to have very low performance compared to the baseline lexicon. For this reason, boosting appeared to be a promising means to improve performance. In fact, that's the exact purpose of boosting algorithms, such as AdaBoost.</text:p>
      <text:p text:style-name="P8">FIXME</text:p>
      <text:p text:style-name="P3"/>
      <text:p text:style-name="P3"><text:span text:style-name="T2">5.4.1</text:span><text:tab/><text:span text:style-name="T2">Reweighting</text:span></text:p>
      <text:p text:style-name="P3"/>
      <text:p text:style-name="P8">FIXME</text:p>
      <text:p text:style-name="P8"/>
      <text:list xml:id="list1702698621" text:style-name="L12">
        <text:list-item>
          <text:list>
            <text:list-item>
              <text:list>
                <text:list-item>
                  <text:p text:style-name="P28"><text:soft-page-break/>InvBoost – AdaBoost Alternative</text:p>
                </text:list-item>
              </text:list>
            </text:list-item>
          </text:list>
        </text:list-item>
      </text:list>
      <text:p text:style-name="P8"/>
      <text:p text:style-name="P8">FIXME</text:p>
      <text:p text:style-name="P3"/>
      <text:p text:style-name="P3"><text:span text:style-name="T2">5.4.3</text:span><text:tab/><text:span text:style-name="T2">Iterations</text:span></text:p>
      <text:p text:style-name="P3"><text:span text:style-name="T2"/></text:p>
      <text:p text:style-name="P3"><text:span text:style-name="T2"><text:tab/>Since algorithms such as AdaBoost are designed to improve a weak classifier by training a number of hyptothesis, as shown in Section 4.1, each with an associated weight. There are a number of things to consider when applying boosting to a system such as this.</text:span></text:p>
      <text:p text:style-name="P3"><text:span text:style-name="T2"><text:tab/>The appropriate number of iterations, </text:span><text:span text:style-name="T5">M</text:span><text:span text:style-name="T2"> as shown in Figure X, is typically determined by one of two means:</text:span></text:p>
      <text:list xml:id="list1794318178" text:style-name="L9">
        <text:list-item>
          <text:p text:style-name="P44"><text:span text:style-name="T2">Automatically stop when the accuracy / performance either reaches a threshold or the change is below a threshold.</text:span></text:p>
        </text:list-item>
        <text:list-item>
          <text:p text:style-name="P44"><text:span text:style-name="T2">Experimentally, balancing training time and accuracy.</text:span></text:p>
        </text:list-item>
      </text:list>
      <text:p text:style-name="P20"><text:span text:style-name="T2"><text:tab/>For this project, an appropriate </text:span><text:span text:style-name="T5">M</text:span><text:span text:style-name="T2"> was determined experimentally. To determine the best pipeline classification method, a large number of experiments was performed. Due to time constraints, an arbtrary number of iterations was chosen, FIXME times, though there is no limit in the current implementation.</text:span></text:p>
      <text:p text:style-name="P20"><text:span text:style-name="T2"><text:tab/>Equally important is knowing when to perform boosting. For a classification system such as this, there were two options:</text:span></text:p>
      <text:list xml:id="list1295608351" text:style-name="L11">
        <text:list-item>
          <text:p text:style-name="P45"><text:span text:style-name="T2">Boost after a complete exection of the pipeline classification, iterating </text:span><text:span text:style-name="T5">M</text:span><text:span text:style-name="T2"> times.</text:span></text:p>
        </text:list-item>
        <text:list-item>
          <text:p text:style-name="P45"><text:span text:style-name="T2">Boost after every phase of execution in the pipeline classification, </text:span><text:span text:style-name="T5">M</text:span><text:span text:style-name="T2"> times, before proceeding to the next phase of pipeline classification.</text:span></text:p>
        </text:list-item>
      </text:list>
      <text:p text:style-name="P20"><text:soft-page-break/><text:span text:style-name="T2"><text:tab/>The second method was chosen because of the depedent nature of the hypotheses generated by each of the phases in the pipeline classification system. Since the output of one phase is fed directly as input to the next phase, emulating a conditional probability system, each phase should be as accurate as possible before continuation.</text:span></text:p>
      <text:p text:style-name="P3"/>
      <text:p text:style-name="P3"><text:span text:style-name="T2">5.5</text:span><text:tab/><text:span text:style-name="T2">Complications</text:span></text:p>
      <text:p text:style-name="P3"/>
      <text:p text:style-name="P8"><text:tab/>During preliminary experimentation, certain words would found to have been labeled a polarity score that should be labeled neutral. Words were chosen from a several parts of speech:</text:p>
      <text:list xml:id="list2170229193" text:style-name="L13">
        <text:list-item>
          <text:p text:style-name="P46"><text:span text:style-name="T2">prepositions – such as of, to, in, for, with</text:span></text:p>
        </text:list-item>
        <text:list-item>
          <text:p text:style-name="P46"><text:span text:style-name="T2">conjunctions – such as and, or, but, yet, neither</text:span></text:p>
        </text:list-item>
        <text:list-item>
          <text:p text:style-name="P46"><text:span text:style-name="T2">pronouns – such as he, she, it, himself</text:span></text:p>
        </text:list-item>
      </text:list>
      <text:p text:style-name="P20"><text:span text:style-name="T2"><text:tab/>These words were added to a file referred to as the “strip words” file. During training, if a word is discovered that is an exact match to a strip word, then it will be ignored and cannot impact the discovery or classification of other words.</text:span></text:p>
      <text:p text:style-name="P20"><text:span text:style-name="T2"><text:tab/>Notice that this check is for exact matches only. Strip words may be multi-word phrases just as the rest of the words discovered during training. However, a strip word may be used within another phrase. For example, a phrase “plunged in grief” has strip word “in”, though it also has a strongly negative connotation.</text:span></text:p>
      <text:p text:style-name="P20"><text:span text:style-name="T2"><text:tab/>The result of removing strip words upon discovery leads to lightly smaller trained lexicon. In some cases, the accuracy decreased slightly, though most trained lexicons improved accuracy against the GI lexicon.</text:span></text:p>
      <text:p text:style-name="P3"/>
      <text:p text:style-name="P3"><text:span text:style-name="T2">5.6</text:span><text:tab/><text:span text:style-name="T2">Scoring</text:span></text:p>
      <text:p text:style-name="P3"><text:soft-page-break/></text:p>
      <text:p text:style-name="P3"><text:span text:style-name="T2"><text:tab/>In order to understand the quality of a trained lexicon, a standard measure must be employed that provides insight to the improvements over the baseline. The typical measure of performance is the F-1 score, which is a harmonic mean of the precision (ability to reproduce the results under the same conditions) and the recall (portion of relavant all data points in S that are returned by a query) [FIXME]. For the purposes of this thesis, only the accuracy and F-1 scores are reported, though other metrics, such as discriminate power and youden, can be calculated.</text:span></text:p>
      <text:p text:style-name="P3"><text:span text:style-name="T2"><text:tab/>All of the trained lexicons are compared against the PCMA lexicon, discussed in Section 6.1. The trained lexicons which do not have boosting applied, are compared against the baseline GI lexicon. The trained lexicons which have been boosted are trained against the GI lexicon, thus to avoid bias, can only be tested against the PCMA lexicon.</text:span></text:p>
      <text:p text:style-name="P18">CHAPTER 6</text:p>
      <text:p text:style-name="P13">RESULTS AND DISCUSSION</text:p>
      <text:p text:style-name="P3"/>
      <text:p text:style-name="P8">FIXME</text:p>
      <text:p text:style-name="P8"/>
      <text:p text:style-name="P8">6.1<text:tab/>PCMA – Pipeline Classification Manual Annotations</text:p>
      <text:p text:style-name="P8"/>
      <text:p text:style-name="P16"><text:tab/>Since the MPQA data source is partially built based on the GI lexicon, we will have to use an alternative lexicon during testing in conjunction with the GI lexicon. That is, we will score the accuracy of each pipeline execution against the GI lexicon and this manually created lexicon. This lexicon will be referred to as the Pipeline Classification Manual Annotations lexicon, or PCMA. It was created by sampling 500 words or phrases from a lexicon created during development. Each of the words or phrases have a polarity score assigned to it by a human annotator. The human annotator had access to the definition of the word in the event that the word is new to the annotator's personal vocabulary level.</text:p>
      <text:p text:style-name="P16"><text:tab/>After the first human annotator labeled all 500 words, an additional human verified the labels to ensure that there is a high level of agreement concerning the labels. This technique was developed by (Artstein and Poesio). The PCMA lexicon was determined to have FIXME% agreement between both annotators, ensuring that the labels are reliably accurate.</text:p>
      <text:p text:style-name="P16"><text:tab/>Lastly, the PCMA lexicon will be the test lexicon when performing the boosting techniques discussed in Section 6.3. Since the GI lexicon is much larger than the PCMA lexicon, and many of the pipeline executions utilize the MPQA technique, the GI lexicon will be used to train during boosting. This is also done to ensure that bias is not introduced as part of the training <text:soft-page-break/>phase since the MPQA data set originates from the GI lexicon. For the purpose of evaluating the boosting techniques, the PCMA lexicon will be considered the test data set.</text:p>
      <text:p text:style-name="P3"/>
      <text:p text:style-name="P3"><text:span text:style-name="T2">6.2</text:span><text:tab/><text:span text:style-name="T2">Non-Boosted Techniques</text:span></text:p>
      <text:p text:style-name="P3"/>
      <text:p text:style-name="P8">FIXME</text:p>
      <text:p text:style-name="P3"/>
      <text:p text:style-name="P3"><text:span text:style-name="T2">6.3</text:span><text:tab/><text:span text:style-name="T2">Boosted Techniques</text:span></text:p>
      <text:p text:style-name="P3"/>
      <text:p text:style-name="P8">FIXME</text:p>
      <text:p text:style-name="P18">CHAPTER 7</text:p>
      <text:p text:style-name="P13">DOMAIN SPECIFIC LANGUAGES</text:p>
      <text:p text:style-name="P3"/>
      <text:p text:style-name="P8"><text:tab/>Domain specific languages present a different set of problems that would not otherwise be the case with more traditional corpora, such as the New York Times Annotated Corpus [FIXME]. The ASRS uses a jargon heavy language that makes traditional natural language processing difficult. Usage of jargon heavy corpus has not been explored extensively by the Natural Language Processing community.</text:p>
      <text:p text:style-name="P8"><text:tab/>In other words, before any text containing large amounts of jargon words and phrases can be used as a training data source or corpus, we must first identify key features for a classifier. Posse et al. defined a set of shaping factors, a set of influential factors based on contextual information, with the hopes that they can be used to identify the source of one or more problems for each report within the ASRS corpus [FIXME]. This thesis hopes to show that these shaping factors can indeed be used for identification.</text:p>
      <text:p text:style-name="P3"/>
      <text:p text:style-name="P3"><text:span text:style-name="T2">7.1</text:span><text:tab/><text:span text:style-name="T2">Issues with the ASRS Corpus</text:span></text:p>
      <text:p text:style-name="P3"/>
      <text:p text:style-name="P3"><text:span text:style-name="T2"><text:tab/>The initial problem with the ASRS reports is the formatting of the report itself. Each report is represents a dictated event describing a problem that occurred before, during, or after a flight. Since the report is dictated, punctuation is rarely used correctly, words are often misspelled, sentence fragments are common, and misuse of capitalization is frequent. In comparison, the New York Times Annotated Corpus is properly formed, well written, and regarded as taken from a newpaper with the industry's highest regard.</text:span></text:p>
      <text:p text:style-name="P3"><text:soft-page-break/><text:span text:style-name="T2"><text:tab/>Another key obstable to causal analysis of the ASRS corpus is the frequent usage of jargon words, or words that are not typically found in dictionaries or thesauri. For example, the phrases “MECHS” and “nosewheel” are technical and specialized words not found by any of the reference dictioanries. Since most of the vernacular used in the reports relates to actions taken by a pilot while piloting a plane, there is a large number of words that have special meaning in context.</text:span></text:p>
      <text:p text:style-name="P3"><text:span text:style-name="T2"/></text:p>
      <text:p text:style-name="P3"><text:span text:style-name="T2">7.2<text:tab/>Approach</text:span></text:p>
      <text:p text:style-name="P3"><text:span text:style-name="T2"/></text:p>
      <text:p text:style-name="P3"><text:span text:style-name="T2">FIXME</text:span></text:p>
      <text:p text:style-name="P3"><text:span text:style-name="T2"/></text:p>
      <text:p text:style-name="P3"><text:span text:style-name="T2">7.3</text:span><text:tab/><text:span text:style-name="T2">Experiments and Results</text:span></text:p>
      <text:p text:style-name="P3"/>
      <text:p text:style-name="P8">FIXME</text:p>
      <text:p text:style-name="P18">CHAPTER 8</text:p>
      <text:p text:style-name="P13">FUTURE WORK</text:p>
      <text:p text:style-name="P3"/>
      <text:p text:style-name="P8"><text:tab/>Future development will focus in two primary directions: classification of the ASRS corpus and better data sources and phases in the Pipeline Subjectivity Classification System to build an understanding of more jargon words.</text:p>
      <text:p text:style-name="P3"/>
      <text:p text:style-name="P3"><text:span text:style-name="T2">8.1</text:span><text:tab/><text:span text:style-name="T2">ASRS – Aviation Safety Reporting System</text:span></text:p>
      <text:p text:style-name="P3"/>
      <text:p text:style-name="P8"><text:tab/>The ASRS is a large and complex corpus. Since there is a large amount of jargon, it can be difficult to identify key features for any given report. However, this project has shown that it is still possible to mine the corpus for primary indicators of problems.</text:p>
      <text:p text:style-name="P8"><text:tab/>Armed with the list of words and shaping factors with the largest information gain, a traditional classifier can be built. The words that trigger high information gain for a given shaping factor could be used as features for training an SVM classifier. If a word with a high information gain for a shaping factor is located within an ASRS report, the classifier could be trained to assign the shaping factor as a label to the report. Further analysis would be needed to determine the accuracy of such as classifier. This information imposes no restrictions on any classifier that must be applied, but rather identifies key information that could be used by such a classifier.</text:p>
      <text:p text:style-name="P3"/>
      <text:p text:style-name="P3"><text:span text:style-name="T2">8.2</text:span><text:tab/>Alternative Data Sources</text:p>
      <text:p text:style-name="P3"/>
      <text:p text:style-name="P8"><text:soft-page-break/><text:tab/>There are other data sources that may provide data to build larger and more accurate data sources. Primarily, this project utilizes either manually annotated data sources or manually categorized data sources.</text:p>
      <text:p text:style-name="P8"><text:tab/>One such data source is the Wordnik website. This website is a restricted access data source that provides a public API to definitions, spelling corrections, and thesaurus data. The Wordnik website has collected dictionary and thesuaus from a variety of authoritive sources written and published by humans. Currently, Wordnik supports the following dictionaries and thesuaurses [FIXME]:</text:p>
      <text:list xml:id="list503475831" text:style-name="L4">
        <text:list-item>
          <text:p text:style-name="P42">The American Heritage® Dictionary of the English Language, Fourth Edition copyright © 2008, 2000 by Houghton Mifflin Harcourt Publishing Company. Updated in 2008. Published by Houghton Mifflin Harcourt Publishing Company. All rights reserved. </text:p>
        </text:list-item>
        <text:list-item>
          <text:p text:style-name="P42">The Century Dictionary </text:p>
        </text:list-item>
        <text:list-item>
          <text:p text:style-name="P42">WordNet® (WordNet 3.0 Copyright 2006 by Princeton University. All rights reserved.) </text:p>
        </text:list-item>
        <text:list-item>
          <text:p text:style-name="P42">The GNU version of The Collaborative International Dictionary of English, derived from the 1913 Webster's Revised Unabridged Dictionary </text:p>
        </text:list-item>
        <text:list-item>
          <text:p text:style-name="P42">Roget's II: The New Thesaurus, Third Edition by the Editors of the American Heritage(r) Dictionary. Copyright (c) 2003, 1995 by Houghton Mifflin Harcourt Publishing Company. Published by Houghton Mifflin Harcourt Publishing Company. All rights reserved. </text:p>
        </text:list-item>
        <text:list-item>
          <text:p text:style-name="P42">Allen's Synonyms and Antonyms, F. Sturges Allen, 1920 Harper &amp; Brothers, New York</text:p>
        </text:list-item>
        <text:list-item>
          <text:p text:style-name="P42">User supplied wiki-style user wordlists</text:p>
        </text:list-item>
      </text:list>
      <text:p text:style-name="P20"><text:tab/>Due to the large amount of data, a Wordnik data source appears to be a highly valuable source of manually annotated, and authoratative, source of information. The dictionary data <text:soft-page-break/>could be mined in the same manner as the ASL algorithm, while the thesaurus data could be mined in the same manner as WordNet.</text:p>
      <text:p text:style-name="P20"><text:tab/>An initial experiment showed that Wordnik is indeed a high quality data source. This theory was tested by searching for the word “pain”, which is not overtly marked as negative or identifiable by the ASL algorithm. When performing a DFS of depth 2 using only the word “pain” as the input lexicon, WordNet idenfies 16 related words. In comparison, using a depth of 1, the Wordnik website will identify 155 related words, or nearly 10 times as many words and phrases. A depth of 1 for Wordnik is equivalent to a depth of 2 for WordNet queries because WordNet queries will return multiple instances and the root of the DFS search lack the instance number, so that it may find out how many instances are available. The quality of these results has not been evaluated.</text:p>
      <text:p text:style-name="P20"><text:tab/>The reason this data source was not evaluated for this project is because there were complications that made training difficult. Wordnik does not have a published API access rate limit, however the server would frequently deny access based on frequency of access. There were also issues regarding the Wordnik server's reliability. The server would regularly report server errors, such as HTTP 500 (Internal Server Error) and 503 (Service Unavailable) error codes. Due to these problems, experiments and evaluation of this service could not be completed in a timely manner.</text:p>
      <text:p text:style-name="P20"/>
      <text:p text:style-name="P20">8.3<text:tab/>Alternative Subjectivity Lexicon Learners</text:p>
      <text:p text:style-name="P20"/>
      <text:p text:style-name="P20"><text:tab/>Additional methods to develop subjectivity lexicons could better aid in discovery of jargon words. Of particular interest would be a semi-supervised method trained against a manually labeled data source of jargon words.It would take a considerable effort to build a <text:soft-page-break/>lexicon of jargon words specifically tuned for the ASRS lexicon. This could be done by sifting through unlabeled phrases in the corpus and manually attaching polarity scores to selective phrases. Unsupervised learning methods similar to Hatzivassiloglou et al. could lead to improvements in jargon phrase identification.</text:p>
      <text:p text:style-name="P18">Appendix A</text:p>
      <text:p text:style-name="P13">Affix Seed Subjectivity Pairing Patterns</text:p>
      <text:p text:style-name="P14">Below is a complete list of Affix Seed Subjectivity Pairing (ASSP) regular expression patterns used to build the Affix Seed Lexicon (ASL):</text:p>
      <text:p text:style-name="P14"/>
      <table:table table:name="Table2" table:style-name="Table2">
        <table:table-column table:style-name="Table2.A" table:number-columns-repeated="2"/>
        <table:table-column table:style-name="Table2.C"/>
        <table:table-row>
          <table:table-cell table:style-name="Table2.A1" office:value-type="string">
            <text:p text:style-name="P25">Unmared / Positive Pattern</text:p>
          </table:table-cell>
          <table:table-cell table:style-name="Table2.B1" office:value-type="string">
            <text:p text:style-name="P25">Marked / Negative Pattern</text:p>
          </table:table-cell>
          <table:table-cell table:style-name="Table2.C1" office:value-type="string">
            <text:p text:style-name="P25">Example Pairing</text:p>
          </table:table-cell>
        </table:table-row>
        <table:table-row>
          <table:table-cell table:style-name="Table2.A2" office:value-type="string">
            <text:p text:style-name="P25">^(.+)$</text:p>
          </table:table-cell>
          <table:table-cell table:style-name="Table2.B2" office:value-type="string">
            <text:p text:style-name="P25">dis$1</text:p>
          </table:table-cell>
          <table:table-cell table:style-name="Table2.C2" office:value-type="string">
            <text:p text:style-name="P25">honest, dishonest</text:p>
          </table:table-cell>
        </table:table-row>
        <table:table-row>
          <table:table-cell table:style-name="Table2.A2" office:value-type="string">
            <text:p text:style-name="P25">^(.+)$</text:p>
          </table:table-cell>
          <table:table-cell table:style-name="Table2.B2" office:value-type="string">
            <text:p text:style-name="P25">im$1</text:p>
          </table:table-cell>
          <table:table-cell table:style-name="Table2.C2" office:value-type="string">
            <text:p text:style-name="P25">possible, impossible</text:p>
          </table:table-cell>
        </table:table-row>
        <table:table-row>
          <table:table-cell table:style-name="Table2.A2" office:value-type="string">
            <text:p text:style-name="P25">^(.+)$</text:p>
          </table:table-cell>
          <table:table-cell table:style-name="Table2.B2" office:value-type="string">
            <text:p text:style-name="P25">in$1</text:p>
          </table:table-cell>
          <table:table-cell table:style-name="Table2.C2" office:value-type="string">
            <text:p text:style-name="P25">consistant, inconsistant</text:p>
          </table:table-cell>
        </table:table-row>
        <table:table-row>
          <table:table-cell table:style-name="Table2.A2" office:value-type="string">
            <text:p text:style-name="P25">^(.+)$</text:p>
          </table:table-cell>
          <table:table-cell table:style-name="Table2.B2" office:value-type="string">
            <text:p text:style-name="P25">mal$1</text:p>
          </table:table-cell>
          <table:table-cell table:style-name="Table2.C2" office:value-type="string">
            <text:p text:style-name="P25">adroit, maladroit</text:p>
          </table:table-cell>
        </table:table-row>
        <table:table-row>
          <table:table-cell table:style-name="Table2.A2" office:value-type="string">
            <text:p text:style-name="P25">^(.+)$</text:p>
          </table:table-cell>
          <table:table-cell table:style-name="Table2.B2" office:value-type="string">
            <text:p text:style-name="P25">mis$1</text:p>
          </table:table-cell>
          <table:table-cell table:style-name="Table2.C2" office:value-type="string">
            <text:p text:style-name="P25">fortune, misfortune</text:p>
          </table:table-cell>
        </table:table-row>
        <table:table-row>
          <table:table-cell table:style-name="Table2.A2" office:value-type="string">
            <text:p text:style-name="P25">^(.+)$</text:p>
          </table:table-cell>
          <table:table-cell table:style-name="Table2.B2" office:value-type="string">
            <text:p text:style-name="P25">non$1</text:p>
          </table:table-cell>
          <table:table-cell table:style-name="Table2.C2" office:value-type="string">
            <text:p text:style-name="P25">sense, nonsense</text:p>
          </table:table-cell>
        </table:table-row>
        <table:table-row>
          <table:table-cell table:style-name="Table2.A2" office:value-type="string">
            <text:p text:style-name="P25">^(.+)$</text:p>
          </table:table-cell>
          <table:table-cell table:style-name="Table2.B2" office:value-type="string">
            <text:p text:style-name="P25">un$1</text:p>
          </table:table-cell>
          <table:table-cell table:style-name="Table2.C2" office:value-type="string">
            <text:p text:style-name="P25">happy, unhappy</text:p>
          </table:table-cell>
        </table:table-row>
        <table:table-row>
          <table:table-cell table:style-name="Table2.A2" office:value-type="string">
            <text:p text:style-name="P25">^(.+)$</text:p>
          </table:table-cell>
          <table:table-cell table:style-name="Table2.B2" office:value-type="string">
            <text:p text:style-name="P25">$1less</text:p>
          </table:table-cell>
          <table:table-cell table:style-name="Table2.C2" office:value-type="string">
            <text:p text:style-name="P25">gut, gutless</text:p>
          </table:table-cell>
        </table:table-row>
        <table:table-row>
          <table:table-cell table:style-name="Table2.A2" office:value-type="string">
            <text:p text:style-name="P25">^(l(.+))$</text:p>
          </table:table-cell>
          <table:table-cell table:style-name="Table2.B2" office:value-type="string">
            <text:p text:style-name="P25">il$1</text:p>
          </table:table-cell>
          <table:table-cell table:style-name="Table2.C2" office:value-type="string">
            <text:p text:style-name="P25">legal, illegal</text:p>
          </table:table-cell>
        </table:table-row>
        <table:table-row>
          <table:table-cell table:style-name="Table2.A2" office:value-type="string">
            <text:p text:style-name="P25">^(r(.+))$</text:p>
          </table:table-cell>
          <table:table-cell table:style-name="Table2.B2" office:value-type="string">
            <text:p text:style-name="P25">ir$1</text:p>
          </table:table-cell>
          <table:table-cell table:style-name="Table2.C2" office:value-type="string">
            <text:p text:style-name="P25">responsible, irresponsible</text:p>
          </table:table-cell>
        </table:table-row>
        <table:table-row>
          <table:table-cell table:style-name="Table2.A12" office:value-type="string">
            <text:p text:style-name="P25">^(.+)ful$</text:p>
          </table:table-cell>
          <table:table-cell table:style-name="Table2.B12" office:value-type="string">
            <text:p text:style-name="P25">$1less</text:p>
          </table:table-cell>
          <table:table-cell table:style-name="Table2.C12" office:value-type="string">
            <text:p text:style-name="P25">harmless, harmful</text:p>
          </table:table-cell>
        </table:table-row>
      </table:table>
      <text:p text:style-name="P14"/>
      <text:p text:style-name="P19">Appendix B</text:p>
      <text:p text:style-name="P34">Implementation Repository Structure</text:p>
      <text:p text:style-name="P14"/>
      <text:p text:style-name="P14">FIXME</text:p>
      <text:p text:style-name="P19">Appendix C</text:p>
      <text:p text:style-name="P34">Strip Words</text:p>
      <text:p text:style-name="P35"><text:span text:style-name="T9"/></text:p>
      <text:p text:style-name="P35"><text:span text:style-name="T9">The following is a full list of words that are stripped out at the point of discovery. This is done to keep known neutral words discovered by semi-supervised training that have no known polarity context.</text:span></text:p>
      <text:p text:style-name="P35"><text:span text:style-name="T9"/></text:p>
      <table:table table:name="Table3" table:style-name="Table3">
        <table:table-column table:style-name="Table3.A" table:number-columns-repeated="5"/>
        <table:table-row>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E1"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E2" office:value-type="string">
            <text:p text:style-name="P24"/>
          </table:table-cell>
        </table:table-row>
      </table:table>
      <text:p text:style-name="P33"/>
      <table:table table:name="Table4" table:style-name="Table4">
        <table:table-column table:style-name="Table4.A" table:number-columns-repeated="5"/>
        <table:table-row>
          <table:table-cell table:style-name="Table4.A1" office:value-type="string">
            <text:p text:style-name="P24"/>
          </table:table-cell>
          <table:table-cell table:style-name="Table4.A1" office:value-type="string">
            <text:p text:style-name="P24"/>
          </table:table-cell>
          <table:table-cell table:style-name="Table4.A1" office:value-type="string">
            <text:p text:style-name="P24"/>
          </table:table-cell>
          <table:table-cell table:style-name="Table4.A1" office:value-type="string">
            <text:p text:style-name="P24"/>
          </table:table-cell>
          <table:table-cell table:style-name="Table4.E1"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row>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A2" office:value-type="string">
            <text:p text:style-name="P24"/>
          </table:table-cell>
          <table:table-cell table:style-name="Table4.E2" office:value-type="string">
            <text:p text:style-name="P24"/>
          </table:table-cell>
        </table:table-row>
      </table:table>
      <text:p text:style-name="P33"/>
      <text:p text:style-name="P18">Bibliography</text:p>
      <text:p text:style-name="P3"/>
      <text:list xml:id="list1679062833" text:style-name="L5">
        <text:list-item>
          <text:p text:style-name="P52">Semin and Fiedler</text:p>
        </text:list-item>
        <text:list-item>
          <text:p text:style-name="P43"><text:a xlink:type="simple" xlink:href="http://www.webuse.umd.edu:9090/tags/"><text:span text:style-name="T2">http://www.webuse.umd.edu:9090/tags/</text:span></text:a></text:p>
        </text:list-item>
        <text:list-item>
          <text:p text:style-name="P43"><text:a xlink:type="simple" xlink:href="http://icon.shef.ac.uk/Moby/"><text:span text:style-name="T2">http://icon.shef.ac.uk/Moby/</text:span></text:a></text:p>
        </text:list-item>
        <text:list-item>
          <text:p text:style-name="P43"><text:span text:style-name="T7">Riloff and Wiebe (2003). Learning extraction patterns for subjective </text:span><text:span text:style-name="T8">expressions. EMNLP-2003.</text:span></text:p>
        </text:list-item>
        <text:list-item>
          <text:p text:style-name="P43"><text:a xlink:type="simple" xlink:href="http://www.gutenberg.org/catalog/world/results?title=moby+list"><text:span text:style-name="T2">http://www.gutenberg.org/catalog/world/results?title=moby+list</text:span></text:a></text:p>
        </text:list-item>
        <text:list-item>
          <text:p text:style-name="P52">Mohammad, Dunne, and Dorr</text:p>
        </text:list-item>
        <text:list-item>
          <text:p text:style-name="P52"><text:a xlink:type="simple" xlink:href="http://wordnet.princeton.edu/wordnet/man/wnstats.7WN.html#toc2">http://wordnet.princeton.edu/wordnet/man/wnstats.7WN.html#toc2</text:a></text:p>
        </text:list-item>
        <text:list-item>
          <text:p text:style-name="P52">Artstein and Poesio</text:p>
        </text:list-item>
        <text:list-item>
          <text:p text:style-name="P52"><text:a xlink:type="simple" xlink:href="http://www.wordnik.com/faq">http://www.wordnik.com/faq</text:a></text:p>
        </text:list-item>
      </text:list>
      <text:p text:style-name="P8"/>
      <text:p text:style-name="P17"/>
      <text:p text:style-name="P3"/>
      <text:p text:style-name="P3"/>
      <text:p text:style-name="P7">VITA</text:p>
      <text:p text:style-name="P4"/>
      <text:p text:style-name="P8">Jason Switzer was born in Austin, Texas on May 5, 1982, the son of Paul and Patricia Switzer. After graduating with Honors from Round Rock High School, Round Rock, Texas in 2000, he entered the University of Texas at San Antonio. In July 2003, he took a software development position at Secorp Technologies, where he worked full-time while pursuing his degree full-tiMohammad, Dunne, and Dorrme as well. He received his Bachelor of Science in August 2004, majoring in Computer Science. In May 2005, he took a position as a Software Engineer at L-3 Communications working in the Special Systems group developing the state of the art Human-Computer Interface systems. In December 2010, he will receive his Masters of Science in Computer Science in the field of Intelligent Systems. In May 2011, he will become a father to his first born ch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Arial" svg:font-family="Arial, Helvetica, sans-serif"/>
    <style:font-face style:name="Courier New" svg:font-family="'Courier New'"/>
    <style:font-face style:name="Georgia" svg:font-family="Georgia"/>
    <style:font-face style:name="OpenSymbol" svg:font-family="OpenSymbol"/>
    <style:font-face style:name="Times New Roman2" svg:font-family="'Times New Roman'"/>
    <style:font-face style:name="Wingdings" svg:font-family="Wingdings"/>
    <style:font-face style:name="Times New Roman1" svg:font-family="'Times New Roman'" style:font-family-generic="roman"/>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_20_List" style:display-name="No List" style:family="paragraph">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style>
    <style:style style:name="Default_20_Paragraph_20_Font" style:display-name="Default Paragraph Font" style:family="text"/>
    <style:style style:name="List1Level0" style:family="text">
      <style:text-properties style:font-name="Symbol"/>
    </style:style>
    <style:style style:name="List1Level1" style:family="text">
      <style:text-properties style:font-name="Courier New"/>
    </style:style>
    <style:style style:name="List1Level2" style:family="text">
      <style:text-properties style:font-name="Wingdings"/>
    </style:style>
    <style:style style:name="List1Level3" style:family="text">
      <style:text-properties style:font-name="Symbol"/>
    </style:style>
    <style:style style:name="List1Level4" style:family="text">
      <style:text-properties style:font-name="Courier New"/>
    </style:style>
    <style:style style:name="List1Level5" style:family="text">
      <style:text-properties style:font-name="Wingdings"/>
    </style:style>
    <style:style style:name="List1Level6" style:family="text">
      <style:text-properties style:font-name="Symbol"/>
    </style:style>
    <style:style style:name="List1Level7" style:family="text">
      <style:text-properties style:font-name="Courier New"/>
    </style:style>
    <style:style style:name="List1Level8"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Symbol"/>
      </text:list-level-style-bullet>
      <text:list-level-style-bullet text:level="2" text:style-name="List1Level1" text:bullet-char="o">
        <style:list-level-properties text:space-before="0.75in" text:min-label-width="0.25in"/>
        <style:text-properties fo:font-family="'Courier New'" style:font-family-generic="modern" style:font-pitch="fixed"/>
      </text:list-level-style-bullet>
      <text:list-level-style-bullet text:level="3" text:style-name="List1Level2" text:bullet-char="">
        <style:list-level-properties text:space-before="1.25in" text:min-label-width="0.25in"/>
        <style:text-properties style:font-name="Wingdings"/>
      </text:list-level-style-bullet>
      <text:list-level-style-bullet text:level="4" text:style-name="List1Level3" text:bullet-char="">
        <style:list-level-properties text:space-before="1.75in" text:min-label-width="0.25in"/>
        <style:text-properties style:font-name="Symbol"/>
      </text:list-level-style-bullet>
      <text:list-level-style-bullet text:level="5" text:style-name="List1Level4" text:bullet-char="o">
        <style:list-level-properties text:space-before="2.25in" text:min-label-width="0.25in"/>
        <style:text-properties fo:font-family="'Courier New'" style:font-family-generic="modern" style:font-pitch="fixed"/>
      </text:list-level-style-bullet>
      <text:list-level-style-bullet text:level="6" text:style-name="List1Level5" text:bullet-char="">
        <style:list-level-properties text:space-before="2.75in" text:min-label-width="0.25in"/>
        <style:text-properties style:font-name="Wingdings"/>
      </text:list-level-style-bullet>
      <text:list-level-style-bullet text:level="7" text:style-name="List1Level6" text:bullet-char="">
        <style:list-level-properties text:space-before="3.25in" text:min-label-width="0.25in"/>
        <style:text-properties style:font-name="Symbol"/>
      </text:list-level-style-bullet>
      <text:list-level-style-bullet text:level="8" text:style-name="List1Level7" text:bullet-char="o">
        <style:list-level-properties text:space-before="3.75in" text:min-label-width="0.25in"/>
        <style:text-properties fo:font-family="'Courier New'" style:font-family-generic="modern" style:font-pitch="fixed"/>
      </text:list-level-style-bullet>
      <text:list-level-style-bullet text:level="9" text:style-name="List1Level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1in" fo:margin-bottom="0.278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722in" fo:margin-left="0in" fo:margin-right="0in" fo:margin-top="0.722in" style:dynamic-spacing="true"/>
      </style:footer-style>
    </style:page-layout>
  </office:automatic-styles>
  <office:master-styles>
    <style:master-page style:name="Standard" style:page-layout-name="Mpm1">
      <style:footer>
        <text:p text:style-name="MP1"><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Thesis</dc:title>
    <meta:initial-creator/>
    <dc:date>2010-11-14T09:17:12</dc:date>
    <meta:editing-cycles>33</meta:editing-cycles>
    <meta:editing-duration>PT64H16M25S</meta:editing-duration>
    <meta:document-statistic meta:table-count="4" meta:image-count="0" meta:object-count="13" meta:page-count="47" meta:paragraph-count="356" meta:word-count="7951" meta:character-count="49183"/>
  </office:meta>
</office:document-meta>
</file>

<file path=Object 1/content.xml><?xml version="1.0" encoding="utf-8"?>
<math xmlns="http://www.w3.org/1998/Math/MathML">
  <semantics>
    <mrow>
      <mi>O</mi>
      <mrow>
        <mo stretchy="false">(</mo>
        <mrow>
          <msup>
            <mi>n</mi>
            <mn>2</mn>
          </msup>
          <mi mathvariant="normal">∗</mi>
          <mi>m</mi>
        </mrow>
        <mo stretchy="false">)</mo>
      </mrow>
    </mrow>
    <annotation encoding="StarMath 5.0">O(n^2 * m)</annotation>
  </semantics>
</math>
</file>

<file path=Object 10/content.xml><?xml version="1.0" encoding="utf-8"?>
<math xmlns="http://www.w3.org/1998/Math/MathML">
  <semantics>
    <mrow>
      <mi mathvariant="italic">Gain</mi>
      <mrow>
        <mrow>
          <mo stretchy="false">(</mo>
          <mrow>
            <mi>S</mi>
            <mtext>|</mtext>
            <mi>f</mi>
          </mrow>
          <mo stretchy="false">)</mo>
        </mrow>
        <mi mathvariant="normal">=</mi>
        <mi mathvariant="italic">Entropy</mi>
      </mrow>
      <mrow>
        <mrow>
          <mo stretchy="false">(</mo>
          <mi>S</mi>
          <mo stretchy="false">)</mo>
        </mrow>
        <mi mathvariant="normal">−</mi>
        <mrow>
          <munder>
            <mi mathvariant="normal">∑</mi>
            <mrow>
              <mrow>
                <mi>v</mi>
                <mi mathvariant="normal">∈</mi>
                <mi mathvariant="italic">Values</mi>
              </mrow>
              <mrow>
                <mo stretchy="false">(</mo>
                <mi>f</mi>
                <mo stretchy="false">)</mo>
              </mrow>
            </mrow>
          </munder>
          <mrow>
            <mrow>
              <mfrac>
                <mfenced open="∣" close="∣">
                  <msub>
                    <mi>S</mi>
                    <mi>v</mi>
                  </msub>
                </mfenced>
                <mfenced open="∣" close="∣">
                  <mi>S</mi>
                </mfenced>
              </mfrac>
              <mi mathvariant="normal">×</mi>
              <mi mathvariant="italic">Entropy</mi>
            </mrow>
            <mrow>
              <mo stretchy="false">(</mo>
              <msub>
                <mi>S</mi>
                <mi>v</mi>
              </msub>
              <mo stretchy="false">)</mo>
            </mrow>
          </mrow>
        </mrow>
      </mrow>
    </mrow>
    <annotation encoding="StarMath 5.0">Gain(S "|" f) = Entropy(S) - sum from{v in Values(f)} { {abs{S rsub{v}} } over {abs{S}} times Entropy(S rsub{v}) } </annotation>
  </semantics>
</math>
</file>

<file path=Object 11/content.xml><?xml version="1.0" encoding="utf-8"?>
<math xmlns="http://www.w3.org/1998/Math/MathML">
  <semantics>
    <mrow>
      <mi mathvariant="italic">Values</mi>
      <mrow>
        <mo stretchy="false">(</mo>
        <mi>f</mi>
        <mo stretchy="false">)</mo>
      </mrow>
    </mrow>
    <annotation encoding="StarMath 5.0">Values(f)</annotation>
  </semantics>
</math>
</file>

<file path=Object 12/content.xml><?xml version="1.0" encoding="utf-8"?>
<math xmlns="http://www.w3.org/1998/Math/MathML">
  <semantics>
    <msub>
      <mi>S</mi>
      <mi>v</mi>
    </msub>
    <annotation encoding="StarMath 5.0">S rsub{v}</annotation>
  </semantics>
</math>
</file>

<file path=Object 13/content.xml><?xml version="1.0" encoding="utf-8"?>
<math xmlns="http://www.w3.org/1998/Math/MathML">
  <semantics>
    <mrow>
      <mi mathvariant="italic">Values</mi>
      <mrow>
        <mrow>
          <mo stretchy="false">(</mo>
          <mi mathvariant="italic">BodyTemp</mi>
          <mo stretchy="false">)</mo>
        </mrow>
        <mi mathvariant="normal">=</mi>
        <mtext>{</mtext>
      </mrow>
      <mi mathvariant="italic">HighFever</mi>
      <mi>,</mi>
      <mi mathvariant="italic">Normal</mi>
      <mtext>}</mtext>
    </mrow>
    <annotation encoding="StarMath 5.0">Values(BodyTemp) = "{" HighFever, Normal "}"</annotation>
  </semantics>
</math>
</file>

<file path=Object 2/content.xml><?xml version="1.0" encoding="utf-8"?>
<math xmlns="http://www.w3.org/1998/Math/MathML">
  <semantics>
    <mrow>
      <mi mathvariant="italic">Entropy</mi>
      <mrow>
        <mrow>
          <mo stretchy="false">(</mo>
          <mi>S</mi>
          <mo stretchy="false">)</mo>
        </mrow>
        <mi mathvariant="normal">=</mi>
        <mrow>
          <mi mathvariant="normal">−</mi>
          <msub>
            <mi>p</mi>
            <mtext>+</mtext>
          </msub>
        </mrow>
      </mrow>
      <msub>
        <mi>log</mi>
        <mn>2</mn>
      </msub>
      <mrow>
        <mrow>
          <mo stretchy="false">(</mo>
          <msub>
            <mi>p</mi>
            <mtext>+</mtext>
          </msub>
          <mo stretchy="false">)</mo>
        </mrow>
        <mi mathvariant="normal">−</mi>
        <msub>
          <mi>p</mi>
          <mtext>-</mtext>
        </msub>
      </mrow>
      <msub>
        <mi>log</mi>
        <mn>2</mn>
      </msub>
      <mrow>
        <mo stretchy="false">(</mo>
        <msub>
          <mi>p</mi>
          <mtext>-</mtext>
        </msub>
        <mo stretchy="false">)</mo>
      </mrow>
    </mrow>
    <annotation encoding="StarMath 5.0">Entropy(S) = -p  rsub{"+"} log rsub{2} (p rsub{"+"}) - p rsub{"-"} log rsub{2} (p rsub{"-"})</annotation>
  </semantics>
</math>
</file>

<file path=Object 3/content.xml><?xml version="1.0" encoding="utf-8"?>
<math xmlns="http://www.w3.org/1998/Math/MathML">
  <semantics>
    <msub>
      <mi>p</mi>
      <mtext>+</mtext>
    </msub>
    <annotation encoding="StarMath 5.0">p rsub{"+"}</annotation>
  </semantics>
</math>
</file>

<file path=Object 4/content.xml><?xml version="1.0" encoding="utf-8"?>
<math xmlns="http://www.w3.org/1998/Math/MathML">
  <semantics>
    <msub>
      <mi>p</mi>
      <mtext>-</mtext>
    </msub>
    <annotation encoding="StarMath 5.0">p rsub{"-"}</annotation>
  </semantics>
</math>
</file>

<file path=Object 5/content.xml><?xml version="1.0" encoding="utf-8"?>
<math xmlns="http://www.w3.org/1998/Math/MathML">
  <semantics>
    <msub>
      <mi>p</mi>
      <mtext>+</mtext>
    </msub>
    <annotation encoding="StarMath 5.0">p rsub{"+"}</annotation>
  </semantics>
</math>
</file>

<file path=Object 6/content.xml><?xml version="1.0" encoding="utf-8"?>
<math xmlns="http://www.w3.org/1998/Math/MathML">
  <semantics>
    <msub>
      <mi>p</mi>
      <mtext>-</mtext>
    </msub>
    <annotation encoding="StarMath 5.0">p rsub{"-"}</annotation>
  </semantics>
</math>
</file>

<file path=Object 7/content.xml><?xml version="1.0" encoding="utf-8"?>
<math xmlns="http://www.w3.org/1998/Math/MathML">
  <semantics>
    <mrow>
      <mn>0</mn>
      <msub>
        <mi>log</mi>
        <mn>2</mn>
      </msub>
      <mrow>
        <mn>0</mn>
        <mi mathvariant="normal">=</mi>
        <mn>0</mn>
      </mrow>
    </mrow>
    <annotation encoding="StarMath 5.0">0 log rsub{2} 0 = 0</annotation>
  </semantics>
</math>
</file>

<file path=Object 8/content.xml><?xml version="1.0" encoding="utf-8"?>
<math xmlns="http://www.w3.org/1998/Math/MathML">
  <semantics>
    <msub>
      <mi>p</mi>
      <mtext>+</mtext>
    </msub>
    <annotation encoding="StarMath 5.0">p rsub{"+"}</annotation>
  </semantics>
</math>
</file>

<file path=Object 9/content.xml><?xml version="1.0" encoding="utf-8"?>
<math xmlns="http://www.w3.org/1998/Math/MathML">
  <semantics>
    <msub>
      <mi>p</mi>
      <mi>i</mi>
    </msub>
    <annotation encoding="StarMath 5.0">p rsub{i}</annotation>
  </semantics>
</math>
</file>